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Courier" svg:font-family="Courie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18in" style:rel-column-width="32760*"/>
    </style:style>
    <style:style style:name="Table2.B" style:family="table-column">
      <style:table-column-properties style:column-width="3.463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1" style:family="table">
      <style:table-properties style:width="1.0229in" table:align="left"/>
    </style:style>
    <style:style style:name="Table1.A" style:family="table-column">
      <style:table-column-properties style:column-width="0.4743in"/>
    </style:style>
    <style:style style:name="Table1.B" style:family="table-column">
      <style:table-column-properties style:column-width="0.548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B" style:family="table-column">
      <style:table-column-properties style:column-width="2.3319in" style:rel-column-width="22068*"/>
    </style:style>
    <style:style style:name="Table8.C" style:family="table-column">
      <style:table-column-properties style:column-width="2.8618in" style:rel-column-width="27084*"/>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B" style:family="table-column">
      <style:table-column-properties style:column-width="2.3319in" style:rel-column-width="22068*"/>
    </style:style>
    <style:style style:name="Table9.C" style:family="table-column">
      <style:table-column-properties style:column-width="2.8618in" style:rel-column-width="27084*"/>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7313in" style:rel-column-width="16383*"/>
    </style:style>
    <style:style style:name="Table10.B" style:family="table-column">
      <style:table-column-properties style:column-width="2.3319in" style:rel-column-width="22068*"/>
    </style:style>
    <style:style style:name="Table10.C" style:family="table-column">
      <style:table-column-properties style:column-width="2.8618in" style:rel-column-width="27084*"/>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4" style:family="table">
      <style:table-properties style:width="1.0229in" table:align="left"/>
    </style:style>
    <style:style style:name="Table4.A" style:family="table-column">
      <style:table-column-properties style:column-width="0.4743in"/>
    </style:style>
    <style:style style:name="Table4.B" style:family="table-column">
      <style:table-column-properties style:column-width="0.548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1.0229in" table:align="left"/>
    </style:style>
    <style:style style:name="Table5.A" style:family="table-column">
      <style:table-column-properties style:column-width="0.4743in"/>
    </style:style>
    <style:style style:name="Table5.B" style:family="table-column">
      <style:table-column-properties style:column-width="0.548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7" style:family="table">
      <style:table-properties style:width="1.0229in" table:align="left"/>
    </style:style>
    <style:style style:name="Table7.A" style:family="table-column">
      <style:table-column-properties style:column-width="0.4743in"/>
    </style:style>
    <style:style style:name="Table7.B" style:family="table-column">
      <style:table-column-properties style:column-width="0.5486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6" style:family="table">
      <style:table-properties style:width="1.0229in" table:align="left"/>
    </style:style>
    <style:style style:name="Table6.A" style:family="table-column">
      <style:table-column-properties style:column-width="0.4743in"/>
    </style:style>
    <style:style style:name="Table6.B" style:family="table-column">
      <style:table-column-properties style:column-width="0.548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3" style:family="table">
      <style:table-properties style:width="0.4708in" table:align="left"/>
    </style:style>
    <style:style style:name="Table3.A" style:family="table-column">
      <style:table-column-properties style:column-width="0.4708in"/>
    </style:style>
    <style:style style:name="Table3.A1" style:family="table-cell">
      <style:table-cell-properties fo:padding="0.0382in" fo:border="0.05pt solid #000000"/>
    </style:style>
    <style:style style:name="P1" style:family="paragraph" style:parent-style-name="Standard">
      <style:paragraph-properties fo:text-align="center" style:justify-single-word="false"/>
      <style:text-properties style:font-name="Arial" officeooo:paragraph-rsid="001b843c"/>
    </style:style>
    <style:style style:name="P2" style:family="paragraph" style:parent-style-name="Standard">
      <style:text-properties officeooo:paragraph-rsid="002543ad"/>
    </style:style>
    <style:style style:name="P3" style:family="paragraph" style:parent-style-name="Standard">
      <style:text-properties officeooo:rsid="002543ad" officeooo:paragraph-rsid="002543ad"/>
    </style:style>
    <style:style style:name="P4" style:family="paragraph" style:parent-style-name="Standard">
      <style:text-properties officeooo:rsid="002543ad" officeooo:paragraph-rsid="004e10ec"/>
    </style:style>
    <style:style style:name="P5" style:family="paragraph" style:parent-style-name="Standard">
      <style:text-properties officeooo:paragraph-rsid="001b843c"/>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6442b5"/>
    </style:style>
    <style:style style:name="P8" style:family="paragraph" style:parent-style-name="Standard">
      <style:text-properties officeooo:rsid="005051e1" officeooo:paragraph-rsid="005051e1"/>
    </style:style>
    <style:style style:name="P9" style:family="paragraph" style:parent-style-name="Standard">
      <style:paragraph-properties fo:text-align="justify" style:justify-single-word="false"/>
      <style:text-properties fo:font-style="normal" officeooo:rsid="004215ed" style:font-style-asian="normal" style:font-style-complex="normal"/>
    </style:style>
    <style:style style:name="P10" style:family="paragraph" style:parent-style-name="Standard">
      <style:paragraph-properties fo:text-align="justify" style:justify-single-word="false"/>
      <style:text-properties officeooo:rsid="0065cc12" officeooo:paragraph-rsid="0065cc12"/>
    </style:style>
    <style:style style:name="P11" style:family="paragraph" style:parent-style-name="Standard">
      <style:text-properties officeooo:rsid="0065cc12" officeooo:paragraph-rsid="0065cc12"/>
    </style:style>
    <style:style style:name="P12" style:family="paragraph" style:parent-style-name="Standard">
      <style:text-properties officeooo:paragraph-rsid="0065cc12"/>
    </style:style>
    <style:style style:name="P13" style:family="paragraph" style:parent-style-name="Standard">
      <style:text-properties style:font-name="Liberation Serif" officeooo:rsid="0065cc12" officeooo:paragraph-rsid="0065cc12"/>
    </style:style>
    <style:style style:name="P14" style:family="paragraph" style:parent-style-name="Standard">
      <style:paragraph-properties fo:text-align="justify" style:justify-single-word="false"/>
      <style:text-properties fo:font-style="italic" officeooo:rsid="00676525" officeooo:paragraph-rsid="00676525" style:font-style-asian="italic" style:font-style-complex="italic"/>
    </style:style>
    <style:style style:name="P15" style:family="paragraph" style:parent-style-name="Standard">
      <style:text-properties officeooo:paragraph-rsid="006af114"/>
    </style:style>
    <style:style style:name="P16" style:family="paragraph" style:parent-style-name="Standard">
      <style:paragraph-properties fo:text-align="justify" style:justify-single-word="false"/>
      <style:text-properties officeooo:rsid="00490f20" officeooo:paragraph-rsid="00703ad3"/>
    </style:style>
    <style:style style:name="P17" style:family="paragraph" style:parent-style-name="Standard">
      <style:text-properties officeooo:paragraph-rsid="00703ad3"/>
    </style:style>
    <style:style style:name="P18" style:family="paragraph" style:parent-style-name="Standard">
      <style:text-properties officeooo:rsid="00703ad3" officeooo:paragraph-rsid="00703ad3"/>
    </style:style>
    <style:style style:name="P19" style:family="paragraph" style:parent-style-name="Standard">
      <style:paragraph-properties fo:text-align="justify" style:justify-single-word="false"/>
      <style:text-properties fo:language="fr" fo:country="CA" fo:font-style="italic" officeooo:rsid="008adb81" officeooo:paragraph-rsid="008adb81" style:font-style-asian="italic" style:font-style-complex="italic"/>
    </style:style>
    <style:style style:name="P20" style:family="paragraph" style:parent-style-name="Standard">
      <style:paragraph-properties fo:text-align="justify" style:justify-single-word="false"/>
      <style:text-properties fo:language="fr" fo:country="CA" fo:font-style="italic" officeooo:rsid="008adb81" officeooo:paragraph-rsid="008c11e9" style:font-style-asian="italic" style:font-style-complex="italic"/>
    </style:style>
    <style:style style:name="P21" style:family="paragraph" style:parent-style-name="Standard">
      <style:paragraph-properties fo:text-align="center" style:justify-single-word="false"/>
      <style:text-properties fo:language="fr" fo:country="CA" fo:font-style="italic" officeooo:rsid="008adb81" officeooo:paragraph-rsid="008adb81" style:font-style-asian="italic" style:font-style-complex="italic"/>
    </style:style>
    <style:style style:name="P22" style:family="paragraph" style:parent-style-name="Standard">
      <style:paragraph-properties fo:text-align="center" style:justify-single-word="false"/>
      <style:text-properties fo:language="fr" fo:country="CA" fo:font-style="italic" officeooo:rsid="008adb81" officeooo:paragraph-rsid="008c11e9" style:font-style-asian="italic" style:font-style-complex="italic"/>
    </style:style>
    <style:style style:name="P23" style:family="paragraph" style:parent-style-name="Standard">
      <style:paragraph-properties fo:text-align="center" style:justify-single-word="false"/>
      <style:text-properties officeooo:paragraph-rsid="008c11e9"/>
    </style:style>
    <style:style style:name="P24" style:family="paragraph" style:parent-style-name="Table_20_Contents">
      <style:paragraph-properties fo:text-align="center" style:justify-single-word="false"/>
      <style:text-properties officeooo:paragraph-rsid="00216058"/>
    </style:style>
    <style:style style:name="P25" style:family="paragraph" style:parent-style-name="Table_20_Contents">
      <style:paragraph-properties fo:text-align="center" style:justify-single-word="false"/>
      <style:text-properties officeooo:paragraph-rsid="00235cf7"/>
    </style:style>
    <style:style style:name="P26" style:family="paragraph" style:parent-style-name="Table_20_Contents">
      <style:paragraph-properties fo:text-align="center" style:justify-single-word="false"/>
      <style:text-properties officeooo:paragraph-rsid="002543ad"/>
    </style:style>
    <style:style style:name="P27" style:family="paragraph" style:parent-style-name="Table_20_Contents">
      <style:paragraph-properties fo:text-align="center" style:justify-single-word="false"/>
      <style:text-properties officeooo:paragraph-rsid="004e10ec"/>
    </style:style>
    <style:style style:name="P28" style:family="paragraph" style:parent-style-name="Table_20_Contents">
      <style:text-properties fo:font-weight="bold" officeooo:paragraph-rsid="001b843c" style:font-weight-asian="bold" style:font-weight-complex="bold"/>
    </style:style>
    <style:style style:name="P29" style:family="paragraph" style:parent-style-name="Table_20_Contents">
      <style:text-properties officeooo:rsid="00384135" officeooo:paragraph-rsid="00384135"/>
    </style:style>
    <style:style style:name="P30" style:family="paragraph" style:parent-style-name="Table_20_Contents">
      <style:paragraph-properties fo:text-align="center" style:justify-single-word="false"/>
      <style:text-properties officeooo:rsid="003b4b8a" officeooo:paragraph-rsid="003b4b8a"/>
    </style:style>
    <style:style style:name="P31" style:family="paragraph" style:parent-style-name="Table_20_Contents">
      <style:paragraph-properties fo:text-align="center" style:justify-single-word="false"/>
      <style:text-properties officeooo:rsid="003b4b8a" officeooo:paragraph-rsid="004e10ec"/>
    </style:style>
    <style:style style:name="P32" style:family="paragraph" style:parent-style-name="Table_20_Contents">
      <style:text-properties officeooo:rsid="004fe43c" officeooo:paragraph-rsid="001b843c"/>
    </style:style>
    <style:style style:name="P33" style:family="paragraph" style:parent-style-name="Table_20_Contents">
      <style:paragraph-properties fo:text-align="center" style:justify-single-word="false"/>
      <style:text-properties officeooo:rsid="006b0e7f" officeooo:paragraph-rsid="006b0e7f"/>
    </style:style>
    <style:style style:name="P34" style:family="paragraph" style:parent-style-name="Table_20_Contents">
      <style:paragraph-properties fo:text-align="justify" style:justify-single-word="false"/>
      <style:text-properties fo:language="fr" fo:country="CA" officeooo:rsid="008adb81" officeooo:paragraph-rsid="008adb81"/>
    </style:style>
    <style:style style:name="P35" style:family="paragraph" style:parent-style-name="Table_20_Contents">
      <style:paragraph-properties fo:text-align="justify" style:justify-single-word="false"/>
      <style:text-properties fo:language="fr" fo:country="CA" officeooo:rsid="008adb81" officeooo:paragraph-rsid="008c11e9"/>
    </style:style>
    <style:style style:name="P36" style:family="paragraph" style:parent-style-name="Table_20_Contents">
      <style:paragraph-properties fo:text-align="justify" style:justify-single-word="false"/>
      <style:text-properties fo:language="fr" fo:country="CA" officeooo:rsid="008c11e9" officeooo:paragraph-rsid="008c11e9"/>
    </style:style>
    <style:style style:name="P37" style:family="paragraph" style:parent-style-name="Text_20_body">
      <style:text-properties fo:font-style="italic" officeooo:rsid="005b5884" officeooo:paragraph-rsid="00216058" style:font-style-asian="italic" style:font-style-complex="italic"/>
    </style:style>
    <style:style style:name="P38" style:family="paragraph" style:parent-style-name="Text_20_body">
      <style:text-properties fo:font-style="italic" officeooo:rsid="006af114" officeooo:paragraph-rsid="006af114" style:font-style-asian="italic" style:font-style-complex="italic"/>
    </style:style>
    <style:style style:name="P39" style:family="paragraph" style:parent-style-name="Text_20_body">
      <style:text-properties fo:font-style="italic" officeooo:rsid="006839be" officeooo:paragraph-rsid="006839be" style:font-style-asian="italic" style:font-style-complex="italic"/>
    </style:style>
    <style:style style:name="P40" style:family="paragraph" style:parent-style-name="Text_20_body">
      <style:paragraph-properties fo:text-align="justify" style:justify-single-word="false"/>
      <style:text-properties fo:font-style="italic" officeooo:rsid="006839be" officeooo:paragraph-rsid="008ceb0b" style:font-style-asian="italic" style:font-style-complex="italic"/>
    </style:style>
    <style:style style:name="P41" style:family="paragraph" style:parent-style-name="Text_20_body">
      <style:text-properties officeooo:paragraph-rsid="00216058"/>
    </style:style>
    <style:style style:name="P42" style:family="paragraph" style:parent-style-name="Text_20_body">
      <style:text-properties officeooo:rsid="002543ad" officeooo:paragraph-rsid="002543ad"/>
    </style:style>
    <style:style style:name="P43" style:family="paragraph" style:parent-style-name="Text_20_body">
      <style:text-properties officeooo:paragraph-rsid="00330a14"/>
    </style:style>
    <style:style style:name="P44" style:family="paragraph" style:parent-style-name="Text_20_body">
      <style:text-properties officeooo:rsid="0065cc12" officeooo:paragraph-rsid="0065cc12"/>
    </style:style>
    <style:style style:name="P45" style:family="paragraph" style:parent-style-name="Text_20_body">
      <style:paragraph-properties fo:text-align="justify" style:justify-single-word="false"/>
      <style:text-properties officeooo:rsid="0065cc12" officeooo:paragraph-rsid="0065cc12"/>
    </style:style>
    <style:style style:name="P46" style:family="paragraph" style:parent-style-name="Text_20_body">
      <style:text-properties officeooo:paragraph-rsid="00676525"/>
    </style:style>
    <style:style style:name="P47" style:family="paragraph" style:parent-style-name="Text_20_body">
      <style:text-properties officeooo:paragraph-rsid="008d79b0"/>
    </style:style>
    <style:style style:name="P48" style:family="paragraph" style:parent-style-name="Text_20_body">
      <style:text-properties officeooo:paragraph-rsid="008e82f7"/>
    </style:style>
    <style:style style:name="P49" style:family="paragraph" style:parent-style-name="Text_20_body">
      <style:text-properties officeooo:paragraph-rsid="009079ad"/>
    </style:style>
    <style:style style:name="P50" style:family="paragraph" style:parent-style-name="Text_20_body">
      <style:text-properties officeooo:paragraph-rsid="00917026"/>
    </style:style>
    <style:style style:name="P51" style:family="paragraph" style:parent-style-name="Text_20_body">
      <style:text-properties officeooo:paragraph-rsid="00930c50"/>
    </style:style>
    <style:style style:name="P52" style:family="paragraph" style:parent-style-name="Text_20_body">
      <style:text-properties style:text-underline-style="none" fo:font-weight="normal" officeooo:paragraph-rsid="00930c50" style:font-weight-asian="normal" style:font-weight-complex="normal"/>
    </style:style>
    <style:style style:name="P53" style:family="paragraph" style:parent-style-name="Text_20_body">
      <style:text-properties style:text-underline-style="none" fo:font-weight="normal" officeooo:paragraph-rsid="0094ac4e" style:font-weight-asian="normal" style:font-weight-complex="normal"/>
    </style:style>
    <style:style style:name="P54" style:family="paragraph" style:parent-style-name="Text_20_body" style:master-page-name="">
      <loext:graphic-properties draw:fill="none"/>
      <style:paragraph-properties fo:margin-left="0.3937in" fo:margin-right="0.4335in" fo:margin-top="0in" fo:margin-bottom="0.0972in" style:contextual-spacing="false" fo:line-height="120%" fo:text-align="justify" style:justify-single-word="false" fo:text-indent="0in" style:auto-text-indent="false" style:page-number="auto" fo:background-color="transparent"/>
      <style:text-properties officeooo:rsid="0065cc12" officeooo:paragraph-rsid="0065cc12"/>
    </style:style>
    <style:style style:name="P55" style:family="paragraph" style:parent-style-name="Text_20_body">
      <style:paragraph-properties fo:margin-top="0in" fo:margin-bottom="0in" style:contextual-spacing="false" fo:text-align="justify" style:justify-single-word="false"/>
      <style:text-properties style:font-name="Courier" fo:font-size="8pt" officeooo:rsid="006e57aa" officeooo:paragraph-rsid="006e57aa" style:font-size-asian="8pt" style:font-size-complex="8pt"/>
    </style:style>
    <style:style style:name="P56" style:family="paragraph" style:parent-style-name="Text_20_body">
      <style:paragraph-properties fo:margin-top="0in" fo:margin-bottom="0in" style:contextual-spacing="false" fo:text-align="justify" style:justify-single-word="false"/>
      <style:text-properties style:font-name="Courier" fo:font-size="8pt" officeooo:rsid="006e57aa" officeooo:paragraph-rsid="007352db" style:font-size-asian="8pt" style:font-size-complex="8pt"/>
    </style:style>
    <style:style style:name="P57" style:family="paragraph" style:parent-style-name="Text_20_body">
      <style:paragraph-properties fo:margin-top="0in" fo:margin-bottom="0in" style:contextual-spacing="false" fo:text-align="justify" style:justify-single-word="false"/>
      <style:text-properties style:font-name="Courier" fo:font-size="8pt" officeooo:rsid="007371f7" officeooo:paragraph-rsid="007352db" style:font-size-asian="8pt" style:font-size-complex="8pt"/>
    </style:style>
    <style:style style:name="P58" style:family="paragraph" style:parent-style-name="Text_20_body">
      <style:paragraph-properties fo:margin-top="0in" fo:margin-bottom="0in" style:contextual-spacing="false" fo:text-align="justify" style:justify-single-word="false"/>
      <style:text-properties style:font-name="Courier" fo:font-size="8pt" officeooo:rsid="007290cb" officeooo:paragraph-rsid="007352db" style:font-size-asian="8pt" style:font-size-complex="8pt"/>
    </style:style>
    <style:style style:name="P59" style:family="paragraph" style:parent-style-name="Heading_20_1">
      <style:text-properties officeooo:rsid="0026d17b" officeooo:paragraph-rsid="0026d17b"/>
    </style:style>
    <style:style style:name="P60" style:family="paragraph" style:parent-style-name="Heading_20_1">
      <style:text-properties officeooo:rsid="0029f2ac" officeooo:paragraph-rsid="0029f2ac"/>
    </style:style>
    <style:style style:name="P61" style:family="paragraph" style:parent-style-name="Heading_20_1" style:list-style-name="">
      <style:text-properties officeooo:rsid="0029f2ac" officeooo:paragraph-rsid="0029f2ac"/>
    </style:style>
    <style:style style:name="P62" style:family="paragraph" style:parent-style-name="Heading_20_1" style:list-style-name="">
      <style:text-properties officeooo:rsid="0065cc12" officeooo:paragraph-rsid="0065cc12"/>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rsid="0065cc12" officeooo:paragraph-rsid="0065cc12"/>
    </style:style>
    <style:style style:name="P65" style:family="paragraph" style:parent-style-name="Heading_20_1">
      <style:paragraph-properties fo:break-before="page"/>
      <style:text-properties officeooo:paragraph-rsid="0029f2ac"/>
    </style:style>
    <style:style style:name="P66" style:family="paragraph" style:parent-style-name="Heading_20_2">
      <style:text-properties officeooo:rsid="0065cc12" officeooo:paragraph-rsid="0065cc12"/>
    </style:style>
    <style:style style:name="P67" style:family="paragraph" style:parent-style-name="Heading_20_3">
      <style:text-properties officeooo:rsid="001d9b7b" officeooo:paragraph-rsid="00216058"/>
    </style:style>
    <style:style style:name="P68" style:family="paragraph" style:parent-style-name="Heading_20_3">
      <style:text-properties officeooo:rsid="00676525" officeooo:paragraph-rsid="00676525"/>
    </style:style>
    <style:style style:name="P69" style:family="paragraph" style:parent-style-name="Heading_20_3">
      <style:text-properties officeooo:rsid="006839be" officeooo:paragraph-rsid="006839be"/>
    </style:style>
    <style:style style:name="P70" style:family="paragraph" style:parent-style-name="Heading_20_3">
      <style:text-properties officeooo:rsid="006af114" officeooo:paragraph-rsid="006af114"/>
    </style:style>
    <style:style style:name="P71" style:family="paragraph" style:parent-style-name="Heading_20_3">
      <style:text-properties officeooo:rsid="002543ad" officeooo:paragraph-rsid="002543ad"/>
    </style:style>
    <style:style style:name="P72" style:family="paragraph" style:parent-style-name="Heading_20_3">
      <style:text-properties officeooo:rsid="004e10ec" officeooo:paragraph-rsid="004e10ec"/>
    </style:style>
    <style:style style:name="P73" style:family="paragraph" style:parent-style-name="Heading_20_3">
      <style:text-properties officeooo:rsid="00330a14" officeooo:paragraph-rsid="00330a14"/>
    </style:style>
    <style:style style:name="P74" style:family="paragraph" style:parent-style-name="Text_20_body" style:list-style-name="L1">
      <style:paragraph-properties fo:text-align="justify" style:justify-single-word="false"/>
      <style:text-properties officeooo:paragraph-rsid="003f8839"/>
    </style:style>
    <style:style style:name="P75" style:family="paragraph" style:parent-style-name="Text_20_body">
      <style:text-properties fo:language="fr" fo:country="CA" fo:font-style="normal" style:text-underline-style="solid" style:text-underline-width="auto" style:text-underline-color="font-color" fo:font-weight="bold" officeooo:rsid="008c5dd6" officeooo:paragraph-rsid="006839be" style:font-style-asian="normal" style:font-weight-asian="bold" style:font-style-complex="normal" style:font-weight-complex="bold"/>
    </style:style>
    <style:style style:name="P76" style:family="paragraph" style:parent-style-name="Text_20_body" style:list-style-name="L2">
      <style:text-properties fo:color="#000000" loext:opacity="100%" fo:font-weight="normal" officeooo:rsid="002a101e" officeooo:paragraph-rsid="002a101e" style:font-weight-asian="normal" style:font-weight-complex="normal"/>
    </style:style>
    <style:style style:name="P77" style:family="paragraph" style:parent-style-name="Text_20_body" style:list-style-name="L2">
      <style:text-properties fo:color="#000000" loext:opacity="100%" fo:font-weight="normal" officeooo:rsid="002543ad" officeooo:paragraph-rsid="002543ad" style:font-weight-asian="normal" style:font-weight-complex="normal"/>
    </style:style>
    <style:style style:name="P78" style:family="paragraph" style:parent-style-name="Text_20_body" style:list-style-name="L3">
      <style:text-properties officeooo:paragraph-rsid="00330a14"/>
    </style:style>
    <style:style style:name="P79" style:family="paragraph" style:parent-style-name="enum" style:list-style-name="L1">
      <style:paragraph-properties fo:text-align="justify" style:justify-single-word="false"/>
      <style:text-properties officeooo:paragraph-rsid="0026d17b"/>
    </style:style>
    <style:style style:name="P80" style:family="paragraph" style:parent-style-name="enum" style:list-style-name="L1">
      <style:paragraph-properties fo:text-align="justify" style:justify-single-word="false"/>
      <style:text-properties officeooo:rsid="0026d17b" officeooo:paragraph-rsid="0026d17b"/>
    </style:style>
    <style:style style:name="P81" style:family="paragraph" style:parent-style-name="enum" style:list-style-name="L1">
      <style:paragraph-properties fo:text-align="justify" style:justify-single-word="false"/>
      <style:text-properties fo:font-style="normal" officeooo:rsid="00384135" officeooo:paragraph-rsid="00384135" style:font-style-asian="normal" style:font-style-complex="normal"/>
    </style:style>
    <style:style style:name="P82" style:family="paragraph" style:parent-style-name="enum" style:list-style-name="L1">
      <style:paragraph-properties fo:text-align="justify" style:justify-single-word="false"/>
      <style:text-properties fo:font-style="normal" officeooo:rsid="0026d17b" officeooo:paragraph-rsid="0026d17b" style:font-style-asian="normal" style:font-style-complex="normal"/>
    </style:style>
    <style:style style:name="P83"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4"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9225b"/>
    </style:style>
    <style:style style:name="T2" style:family="text">
      <style:text-properties officeooo:rsid="001b843c"/>
    </style:style>
    <style:style style:name="T3" style:family="text">
      <style:text-properties fo:font-style="italic" style:font-style-asian="italic" style:font-style-complex="italic"/>
    </style:style>
    <style:style style:name="T4" style:family="text">
      <style:text-properties fo:font-style="italic" officeooo:rsid="00676525" style:font-style-asian="italic" style:font-style-complex="italic"/>
    </style:style>
    <style:style style:name="T5" style:family="text">
      <style:text-properties fo:font-style="italic" officeooo:rsid="007ddaa2" style:font-style-asian="italic" style:font-style-complex="italic"/>
    </style:style>
    <style:style style:name="T6" style:family="text">
      <style:text-properties fo:font-style="italic" officeooo:rsid="007eb024" style:font-style-asian="italic" style:font-style-complex="italic"/>
    </style:style>
    <style:style style:name="T7" style:family="text">
      <style:text-properties officeooo:rsid="002543ad"/>
    </style:style>
    <style:style style:name="T8" style:family="text">
      <style:text-properties officeooo:rsid="0026d17b"/>
    </style:style>
    <style:style style:name="T9" style:family="text">
      <style:text-properties fo:font-style="normal" style:font-style-asian="normal" style:font-style-complex="normal"/>
    </style:style>
    <style:style style:name="T10" style:family="text">
      <style:text-properties fo:font-style="normal" officeooo:rsid="007ddaa2" style:font-style-asian="normal" style:font-style-complex="normal"/>
    </style:style>
    <style:style style:name="T11" style:family="text">
      <style:text-properties fo:font-style="normal" officeooo:rsid="007eb024" style:font-style-asian="normal" style:font-style-complex="normal"/>
    </style:style>
    <style:style style:name="T12" style:family="text">
      <style:text-properties officeooo:rsid="002a0eee"/>
    </style:style>
    <style:style style:name="T13" style:family="text">
      <style:text-properties officeooo:rsid="002d2bd7"/>
    </style:style>
    <style:style style:name="T14" style:family="text">
      <style:text-properties officeooo:rsid="00318f31"/>
    </style:style>
    <style:style style:name="T15" style:family="text">
      <style:text-properties officeooo:rsid="003ea68c"/>
    </style:style>
    <style:style style:name="T16" style:family="text">
      <style:text-properties officeooo:rsid="005051e1"/>
    </style:style>
    <style:style style:name="T17" style:family="text">
      <style:text-properties officeooo:rsid="006442b5"/>
    </style:style>
    <style:style style:name="T18" style:family="text">
      <style:text-properties officeooo:rsid="0069b4f6"/>
    </style:style>
    <style:style style:name="T19" style:family="text">
      <style:text-properties officeooo:rsid="006af114"/>
    </style:style>
    <style:style style:name="T20" style:family="text">
      <style:text-properties officeooo:rsid="006b0e7f"/>
    </style:style>
    <style:style style:name="T21" style:family="text">
      <style:text-properties officeooo:rsid="006d3d73"/>
    </style:style>
    <style:style style:name="T22" style:family="text">
      <style:text-properties officeooo:rsid="0046408d"/>
    </style:style>
    <style:style style:name="T23" style:family="text">
      <style:text-properties officeooo:rsid="007290cb"/>
    </style:style>
    <style:style style:name="T24" style:family="text">
      <style:text-properties officeooo:rsid="006e57aa"/>
    </style:style>
    <style:style style:name="T25" style:family="text">
      <style:text-properties officeooo:rsid="00754e6c"/>
    </style:style>
    <style:style style:name="T26" style:family="text">
      <style:text-properties officeooo:rsid="007888c5"/>
    </style:style>
    <style:style style:name="T27" style:family="text">
      <style:text-properties officeooo:rsid="00793118"/>
    </style:style>
    <style:style style:name="T28" style:family="text">
      <style:text-properties officeooo:rsid="007be0cb"/>
    </style:style>
    <style:style style:name="T29" style:family="text">
      <style:text-properties officeooo:rsid="007d1a74"/>
    </style:style>
    <style:style style:name="T30" style:family="text">
      <style:text-properties officeooo:rsid="00810612"/>
    </style:style>
    <style:style style:name="T31" style:family="text">
      <style:text-properties fo:color="#ce181e" loext:opacity="100%" officeooo:rsid="00810612"/>
    </style:style>
    <style:style style:name="T32" style:family="text">
      <style:text-properties fo:color="#ce181e" loext:opacity="100%" officeooo:rsid="0084b90a"/>
    </style:style>
    <style:style style:name="T33" style:family="text">
      <style:text-properties officeooo:rsid="0085f7db"/>
    </style:style>
    <style:style style:name="T34" style:family="text">
      <style:text-properties officeooo:rsid="0087d5dc"/>
    </style:style>
    <style:style style:name="T35" style:family="text">
      <style:text-properties fo:language="fr" fo:country="CA" fo:font-style="italic" officeooo:rsid="008adb81" style:font-style-asian="italic" style:font-style-complex="italic"/>
    </style:style>
    <style:style style:name="T36" style:family="text">
      <style:text-properties fo:language="fr" fo:country="CA" fo:font-style="italic" officeooo:rsid="008c11e9" style:font-style-asian="italic" style:font-style-complex="italic"/>
    </style:style>
    <style:style style:name="T37" style:family="text">
      <style:text-properties fo:language="fr" fo:country="CA" fo:font-style="normal" officeooo:rsid="008c5dd6" style:font-style-asian="normal" style:font-style-complex="normal"/>
    </style:style>
    <style:style style:name="T38" style:family="text">
      <style:text-properties fo:language="fr" fo:country="CA" fo:font-style="normal" officeooo:rsid="008ceb0b" style:font-style-asian="normal" style:font-style-complex="normal"/>
    </style:style>
    <style:style style:name="T39" style:family="text">
      <style:text-properties fo:language="fr" fo:country="CA" fo:font-style="normal" officeooo:rsid="008d79b0" style:font-style-asian="normal" style:font-style-complex="normal"/>
    </style:style>
    <style:style style:name="T40" style:family="text">
      <style:text-properties fo:language="fr" fo:country="CA" fo:font-style="normal" officeooo:rsid="008e82f7" style:font-style-asian="normal" style:font-style-complex="normal"/>
    </style:style>
    <style:style style:name="T41" style:family="text">
      <style:text-properties fo:language="fr" fo:country="CA" fo:font-style="normal" officeooo:rsid="009079ad" style:font-style-asian="normal" style:font-style-complex="normal"/>
    </style:style>
    <style:style style:name="T42" style:family="text">
      <style:text-properties fo:language="fr" fo:country="CA" fo:font-style="normal" officeooo:rsid="00917026" style:font-style-asian="normal" style:font-style-complex="normal"/>
    </style:style>
    <style:style style:name="T43" style:family="text">
      <style:text-properties fo:language="fr" fo:country="CA" fo:font-style="normal" officeooo:rsid="00930c50" style:font-style-asian="normal" style:font-style-complex="normal"/>
    </style:style>
    <style:style style:name="T44" style:family="text">
      <style:text-properties fo:language="fr" fo:country="CA" fo:font-style="normal" officeooo:rsid="0094ac4e" style:font-style-asian="normal" style:font-style-complex="normal"/>
    </style:style>
    <style:style style:name="T45" style:family="text">
      <style:text-properties fo:language="fr" fo:country="CA" fo:font-style="normal" style:text-underline-style="solid" style:text-underline-width="auto" style:text-underline-color="font-color" fo:font-weight="bold" officeooo:rsid="008c5dd6" style:font-style-asian="normal" style:font-weight-asian="bold" style:font-style-complex="normal" style:font-weight-complex="bold"/>
    </style:style>
    <style:style style:name="T46" style:family="text">
      <style:text-properties fo:language="fr" fo:country="CA" fo:font-style="normal" style:text-underline-style="solid" style:text-underline-width="auto" style:text-underline-color="font-color" fo:font-weight="bold" officeooo:rsid="00930c50" style:font-style-asian="normal" style:font-weight-asian="bold" style:font-style-complex="normal" style:font-weight-complex="bold"/>
    </style:style>
    <style:style style:name="T47" style:family="text">
      <style:text-properties officeooo:rsid="008c11e9"/>
    </style:style>
    <style:style style:name="T48" style:family="text">
      <style:text-properties style:font-name="Liberation Serif1" fo:font-size="14pt" fo:language="fr" fo:country="CA" fo:font-style="normal" officeooo:rsid="008ceb0b" style:font-size-asian="14pt" style:font-style-asian="normal" style:font-size-complex="14pt" style:font-style-complex="normal"/>
    </style:style>
    <style:style style:name="T49" style:family="text">
      <style:text-properties style:text-position="super 58%" fo:language="fr" fo:country="CA" fo:font-style="normal" officeooo:rsid="009079ad" style:font-style-asian="normal" style:font-style-complex="normal"/>
    </style:style>
    <style:style style:name="T50" style:family="text">
      <style:text-properties style:text-position="super 58%" fo:language="fr" fo:country="CA" fo:font-style="normal" officeooo:rsid="00917026"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0138in" svg:stroke-color="#3465a4" draw:marker-start-width="0.0783in" draw:marker-start-center="false"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width="0.0783in" draw:marker-start-center="false"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text:span text:style-name="T30">8775</text:span> – <text:span text:style-name="T2">Analyse et conception d’algorithmes</text:span></text:p>
      <text:p text:style-name="Subtitle"><text:span text:style-name="T2">TP2</text:span> – <text:span text:style-name="T30">Automne</text:span> <text:span text:style-name="T1">2020</text:span></text:p>
      <text:p text:style-name="P1"/>
      <table:table table:name="Table2" table:style-name="Table2">
        <table:table-column table:style-name="Table2.A"/>
        <table:table-column table:style-name="Table2.B"/>
        <table:table-row table:style-name="TableLine105553174155008">
          <table:table-cell table:style-name="Table2.A1" office:value-type="string">
            <text:p text:style-name="P28">Nom, prénom, matricule des membres</text:p>
          </table:table-cell>
          <table:table-cell table:style-name="Table2.B1" office:value-type="string">
            <text:p text:style-name="P29">Nom, Prénom, matricule</text:p>
            <text:p text:style-name="P29">Nom, Prénom, matricule</text:p>
          </table:table-cell>
        </table:table-row>
        <table:table-row table:style-name="TableLine105553174156032">
          <table:table-cell table:style-name="Table2.A2" office:value-type="string">
            <text:p text:style-name="P28">Note finale / <text:span text:style-name="T7">17</text:span></text:p>
          </table:table-cell>
          <table:table-cell table:style-name="Table2.B2" table:formula="ooow:&lt;Table1.A1&gt;+&lt;Table4.A1&gt;+&lt;Table5.A1&gt;+&lt;Table7.A1&gt;+&lt;Table6.A1&gt;+&lt;Table3.A1&gt;" office:value-type="float" office:value="0">
            <text:p text:style-name="P32">0</text:p>
          </table:table-cell>
        </table:table-row>
      </table:table>
      <text:p text:style-name="P5"/>
      <text:h text:style-name="P59" text:outline-level="1">Information<text:span text:style-name="T14">s</text:span> technique<text:span text:style-name="T14">s</text:span></text:h>
      <text:list xml:id="list2253867510" text:style-name="L1">
        <text:list-item>
          <text:p text:style-name="P79">Répondez directement dans <text:span text:style-name="T8">ce document</text:span> ODT avec LibreOffice. <text:span text:style-name="T13">Veuillez ne pas inclure le texte en italique servant de directive.</text:span></text:p>
        </text:list-item>
        <text:list-item>
          <text:p text:style-name="P80">La correction se fait à même le rapport.</text:p>
        </text:list-item>
        <text:list-item>
          <text:p text:style-name="P80"><text:span text:style-name="T30">V</text:span>ous devez faire une remise électronique <text:span text:style-name="T30">avant le </text:span><text:span text:style-name="T31">13 novembre </text:span><text:span text:style-name="T32">23h59 </text:span>en suivant les instructions suivantes:</text:p>
          <text:list>
            <text:list-item>
              <text:p text:style-name="P80">Le dossier remis doit se nommer matricule1_matricule2_tp<text:span text:style-name="T21">2</text:span> et doit être compressé sous format zip.</text:p>
            </text:list-item>
            <text:list-item>
              <text:p text:style-name="P80">À la racine de ce dernier, on doit retrouver :</text:p>
              <text:list>
                <text:list-item>
                  <text:p text:style-name="P80">Ce rapport sous format ODT.</text:p>
                </text:list-item>
                <text:list-item>
                  <text:p text:style-name="P80">Un script nommé <text:span text:style-name="T3">tp.sh</text:span><text:span text:style-name="T9"> servant à exécuter les différents algorithmes du TP. L’interface du script est décrite à la fin du rapport.</text:span></text:p>
                </text:list-item>
                <text:list-item>
                  <text:p text:style-name="P81">Le code source et les exécutables</text:p>
                </text:list-item>
              </text:list>
            </text:list-item>
          </text:list>
        </text:list-item>
        <text:list-item>
          <text:p text:style-name="P82">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74">Si vous utilisez des extraits de codes (programmes) trouvés sur Internet, vous devez en mentionner la source, sinon vous serez sanctionnés pour plagiat. </text:p>
        </text:list-item>
      </text:list>
      <text:h text:style-name="P60" text:outline-level="1">Mise en situation</text:h>
      <text:p text:style-name="P7"><text:tab/><text:span text:style-name="T17">Ce travail pratique se répartit sur deux séances de laboratoire et porte sur l'analyse et la conception d'algorithmes développés suivant différents patrons de conception.</text:span></text:p>
      <text:p text:style-name="P6"/>
      <text:p text:style-name="P10"><text:soft-page-break/><text:tab/>Vous participez à une compétition dont le principal objectif est de construire la tour la plus haute avec les blocs de béton étant à votre disposition. <text:s/>Vous devez les empiler afin que votre tour soit la plus haute possible. Vous disposez d'un ensemble de blocs de dimensions variées, qui sont définies comme suit : <text:s/>hauteur <draw:g text:anchor-type="as-char" svg:y="-0.1165in" draw:z-index="1" draw:name="Shape1" draw:style-name="gr1"><svg:title>TexMaths</svg:title><svg:desc>12§display§$h_{bloc}$§svg§600§FALSE§</svg:desc><draw:polygon draw:style-name="gr2" draw:text-style-name="P83" svg:width="0.3185in" svg:height="0.1406in" svg:x="0in" svg:y="0in" svg:viewBox="0 0 810 358" draw:points="405,358 0,358 0,0 810,0 810,358"><text:p/></draw:polygon><draw:path draw:style-name="gr3" draw:text-style-name="P84" svg:width="0.0839in" svg:height="0.1154in" svg:x="0.0051in" svg:y="0in" svg:viewBox="0 0 214 294" svg:d="M34 262c0 19-5 19-34 19v13c14 0 36-1 48-1 11 0 34 1 48 1v-13c-29 0-34 0-34-19v-78c0-45 31-68 58-68s31 23 31 47v99c0 19-4 19-33 19v13c15 0 37-1 48-1s33 1 48 1v-13c-23 0-33 0-34-13v-81c0-36 0-49-13-65-6-7-19-15-44-15-36 0-55 25-62 42v-149l-61 5v13c30 0 34 2 34 24z"><text:p/></draw:path><draw:path draw:style-name="gr3" draw:text-style-name="P84" svg:width="0.0472in" svg:height="0.0819in" svg:x="0.1in" svg:y="0.0602in" svg:viewBox="0 0 121 209" svg:d="M59 8c0 0 1-3 1-4 0-2-1-4-5-4-6 0-30 2-38 2-3 2-6 2-6 8 0 4 3 4 7 4 14 0 14 2 14 4s-2 14-4 22l-6 26c-4 11-20 76-21 79-1 7-1 11-1 15 0 30 19 49 44 49 38 0 77-40 77-84 0-35-24-49-45-49-16 0-28 8-38 15zM44 200c-14 0-22-12-22-30 0-10 2-21 10-54 2-6 2-7 8-13 10-13 25-19 36-19s21 8 21 29c0 12-7 42-15 59-8 14-23 28-38 28z"><text:p/></draw:path><draw:path draw:style-name="gr3" draw:text-style-name="P84" svg:width="0.026in" svg:height="0.0819in" svg:x="0.1579in" svg:y="0.0602in" svg:viewBox="0 0 67 209" svg:d="M66 8c0 0 1-3 1-4 0-2-1-4-5-4-6 0-31 2-38 2-2 2-6 2-6 8 0 4 4 4 7 4 15 0 15 2 15 4s0 5-2 7l-37 147c-1 2-1 6-1 9 0 19 17 28 31 28 7 0 17-3 24-16 7-11 11-29 11-30 0-3-4-3-5-3-3 0-5 2-6 7-3 14-9 33-23 33-7 0-9-7-9-14 0-4 1-8 1-12z"><text:p/></draw:path><draw:path draw:style-name="gr3" draw:text-style-name="P84" svg:width="0.0543in" svg:height="0.0524in" svg:x="0.2004in" svg:y="0.0902in" svg:viewBox="0 0 139 134" svg:d="M139 52c0-33-24-52-54-52-43 0-85 42-85 83 0 29 22 51 54 51 43 0 85-39 85-82zM54 126c-14 0-29-10-29-34 0-12 5-40 17-57 13-19 30-27 43-27 17 0 30 11 30 34 0 6-3 36-16 56-11 18-29 28-45 28z"><text:p/></draw:path><draw:path draw:style-name="gr3" draw:text-style-name="P84" svg:width="0.0508in" svg:height="0.0524in" svg:x="0.2661in" svg:y="0.0902in" svg:viewBox="0 0 130 134" svg:d="M112 17c-11 2-15 11-15 17 0 8 6 10 11 10 7 0 18-3 18-18 0-20-24-26-39-26-45 0-87 41-87 83 0 25 18 51 55 51 51 0 75-30 75-33s-4-5-6-5c-1 0-3 0-5 2-23 28-58 28-64 28-20 0-30-14-30-34 0-8 4-40 19-61 11-14 27-23 43-23 3 0 18 0 25 9z"><text:p/></draw:path></draw:g>, largeur <draw:g text:anchor-type="as-char" svg:y="-0.1165in" draw:z-index="2" draw:name="Shape2" draw:style-name="gr1"><svg:title>TexMaths</svg:title><svg:desc>12§display§$l_{bloc}$§svg§600§FALSE§</svg:desc><draw:polygon draw:style-name="gr2" draw:text-style-name="P83" svg:width="0.272in" svg:height="0.1406in" svg:x="0in" svg:y="0in" svg:viewBox="0 0 692 358" draw:points="345,358 0,358 0,0 692,0 692,358"><text:p/></draw:polygon><draw:path draw:style-name="gr3" draw:text-style-name="P84" svg:width="0.037in" svg:height="0.1154in" svg:x="0.0055in" svg:y="0in" svg:viewBox="0 0 95 294" svg:d="M61 0l-61 5v13c30 0 34 2 34 24v220c0 19-5 19-34 19v13c14 0 37-1 48-1 10 0 31 1 47 1v-13c-29 0-34 0-34-19z"><text:p/></draw:path><draw:path draw:style-name="gr3" draw:text-style-name="P84" svg:width="0.0472in" svg:height="0.0819in" svg:x="0.0539in" svg:y="0.0602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84" svg:width="0.026in" svg:height="0.0819in" svg:x="0.1114in" svg:y="0.0602in" svg:viewBox="0 0 67 209" svg:d="M66 8c0 0 1-3 1-4 0-2-1-4-5-4-6 0-31 2-38 2-2 2-6 2-6 8 0 4 4 4 7 4 15 0 15 2 15 4s0 5-2 7l-37 147c-1 2-1 6-1 9 0 19 17 28 31 28 7 0 17-3 24-16 7-11 11-29 11-30 0-3-4-3-5-3-3 0-5 2-6 7-3 14-9 33-23 33-7 0-9-7-9-14 0-4 1-8 1-12z"><text:p/></draw:path><draw:path draw:style-name="gr3" draw:text-style-name="P84" svg:width="0.0543in" svg:height="0.0524in" svg:x="0.1543in" svg:y="0.0902in" svg:viewBox="0 0 139 134" svg:d="M139 52c0-33-24-52-54-52-43 0-85 42-85 83 0 29 22 51 54 51 43 0 85-39 85-82zM54 126c-14 0-29-10-29-34 0-12 5-40 17-57 13-19 30-27 43-27 17 0 30 11 30 34 0 6-4 36-17 56-10 18-28 28-44 28z"><text:p/></draw:path><draw:path draw:style-name="gr3" draw:text-style-name="P84" svg:width="0.0504in" svg:height="0.0524in" svg:x="0.2201in" svg:y="0.0902in" svg:viewBox="0 0 129 134" svg:d="M111 17c-10 2-14 11-14 17 0 8 6 10 11 10 7 0 18-3 18-18 0-20-24-26-40-26-44 0-86 41-86 83 0 25 18 51 55 51 50 0 74-30 74-33s-3-5-6-5c-1 0-2 0-4 2-23 28-58 28-64 28-20 0-30-14-30-34 0-8 4-40 19-61 11-14 27-23 42-23 4 0 18 0 25 9z"><text:p/></draw:path></draw:g><text:s/>et <text:s/>profondeur <draw:g text:anchor-type="as-char" svg:y="-0.0736in" draw:z-index="3" draw:name="Shape3" draw:style-name="gr1"><svg:title>TexMaths</svg:title><svg:desc>12§display§$p_{bloc}$§svg§600§FALSE§</svg:desc><draw:polygon draw:style-name="gr2" draw:text-style-name="P83" svg:width="0.3185in" svg:height="0.1043in" svg:x="0in" svg:y="0.002in" svg:viewBox="0 0 810 266" draw:points="405,266 0,266 0,0 810,0 810,266"><text:p/></draw:polygon><draw:path draw:style-name="gr3" draw:text-style-name="P84" svg:width="0.0819in" svg:height="0.1063in" svg:x="0.0047in" svg:y="0in" svg:viewBox="0 0 209 271" svg:d="M61 28v-28l-61 5v13c30 0 34 2 34 20v200c0 19-5 19-34 19v14c14-2 36-3 48-3 11 0 33 1 48 3v-14c-29 0-34 0-34-19v-72-4c3 8 21 30 52 30 52 0 95-42 95-96s-41-96-89-96c-32 0-50 19-59 28zM62 140v-95c12-22 34-34 56-34 30 0 56 37 56 85 0 52-30 87-61 87-17 0-34-9-45-25-6-10-6-10-6-18z"><text:p/></draw:path><draw:path draw:style-name="gr3" draw:text-style-name="P84" svg:width="0.0472in" svg:height="0.0819in" svg:x="0.1in" svg:y="0.0177in" svg:viewBox="0 0 121 209" svg:d="M59 8c0 0 1-3 1-4 0-2-1-4-5-4-6 0-30 2-38 2-3 2-6 2-6 8 0 4 3 4 7 4 14 0 14 2 14 4s-2 14-4 22l-6 26c-4 11-20 76-21 80-1 7-1 10-1 14 0 30 19 49 44 49 38 0 77-39 77-84 0-35-24-49-45-49-16 0-28 8-38 15zM44 201c-14 0-22-12-22-30 0-11 2-22 10-54 2-6 2-8 8-14 10-13 25-19 36-19s21 9 21 29c0 12-7 42-15 59-8 14-23 29-38 29z"><text:p/></draw:path><draw:path draw:style-name="gr3" draw:text-style-name="P84" svg:width="0.026in" svg:height="0.0819in" svg:x="0.1579in" svg:y="0.0177in" svg:viewBox="0 0 67 209" svg:d="M66 8c0 0 1-3 1-4 0-2-1-4-5-4-6 0-31 2-38 2-2 2-6 2-6 8 0 4 4 4 7 4 15 0 15 2 15 4s0 5-2 7l-37 147c-1 2-1 6-1 10 0 19 17 27 31 27 7 0 17-2 24-15 7-11 11-29 11-30 0-4-4-4-5-4-3 0-5 2-6 7-3 15-9 34-23 34-7 0-9-7-9-15 0-3 1-8 1-12z"><text:p/></draw:path><draw:path draw:style-name="gr3" draw:text-style-name="P84" svg:width="0.0543in" svg:height="0.0528in" svg:x="0.2004in" svg:y="0.0472in" svg:viewBox="0 0 139 135" svg:d="M139 52c0-33-24-52-54-52-43 0-85 42-85 83 0 29 22 52 54 52 43 0 85-40 85-83zM54 126c-14 0-29-9-29-33 0-12 5-41 17-58 13-19 30-27 43-27 17 0 30 11 30 34 0 6-3 36-16 57-11 18-29 27-45 27z"><text:p/></draw:path><draw:path draw:style-name="gr3" draw:text-style-name="P84" svg:width="0.0508in" svg:height="0.0528in" svg:x="0.2661in" svg:y="0.0472in" svg:viewBox="0 0 130 135" svg:d="M112 17c-11 2-15 11-15 17 0 8 6 11 11 11 7 0 18-4 18-19 0-20-24-26-39-26-45 0-87 41-87 83 0 25 18 52 55 52 51 0 75-30 75-34 0-2-4-5-6-5-1 0-3 0-5 3-23 27-58 27-64 27-20 0-30-14-30-33 0-9 4-41 19-62 11-14 27-23 43-23 3 0 18 0 25 9z"><text:p/></draw:path></draw:g>. <text:s/><text:span text:style-name="T20">A</text:span>fin de garantir la stabilité de votre tour, vous devez vous assurer que le bloc que vous ajoutez sur votre tour repose entièrement sur le précédent.</text:p>
      <text:p text:style-name="P10"/>
      <text:p text:style-name="P10">Plus formellement, vous devez respecter la règle suivante: </text:p>
      <text:p text:style-name="P10"/>
      <text:p text:style-name="P10"><text:tab/><text:tab/><draw:g text:anchor-type="as-char" svg:y="-0.1161in" draw:z-index="0" draw:name="Shape4" draw:style-name="gr1"><svg:title>TexMaths</svg:title><svg:desc>12§display§$$l_{nouveauBloc} &lt; l_{blocReceveur} \mbox{ et } p_{nouveauBloc} &lt; p_{blocReceveur}$$§svg§600§FALSE§</svg:desc><draw:polygon draw:style-name="gr2" draw:text-style-name="P83" svg:width="4.1291in" svg:height="0.1476in" svg:x="0in" svg:y="0in" svg:viewBox="0 0 10489 376" draw:points="5244,376 0,376 0,0 10489,0 10489,376"><text:p/></draw:polygon><draw:path draw:style-name="gr3" draw:text-style-name="P84" svg:width="0.0354in" svg:height="0.1173in" svg:x="0.0071in" svg:y="0in" svg:viewBox="0 0 91 299" svg:d="M91 5c0 0 0-5-5-5-10 0-42 4-52 5-4 0-9 0-9 8 0 5 5 5 11 5 20 0 22 4 22 7l-2 9-54 211c-1 5-2 9-2 15 0 24 19 39 38 39 15 0 26-8 33-24 8-15 13-41 13-42 0-3-4-3-5-3-5 0-5 1-6 7-8 27-15 53-33 53-12 0-12-13-12-19 0-11 0-13 2-21z"><text:p/></draw:path><draw:path draw:style-name="gr3" draw:text-style-name="P84" svg:width="0.0709in" svg:height="0.0528in" svg:x="0.0547in" svg:y="0.089in" svg:viewBox="0 0 181 135" svg:d="M23 113c-1 4-4 11-4 12 0 6 6 10 11 10s10-4 11-8c1-2 3-12 6-18 1-6 5-19 6-26 2-7 3-13 5-20 3-13 4-15 13-27 8-12 21-28 44-28 17 0 17 16 17 21 0 18-12 52-17 64-3 8-5 10-5 16 0 16 14 26 29 26 29 0 42-41 42-46 0-4-3-4-5-4-3 0-3 2-4 5-8 24-21 36-33 36-6 0-7-3-7-11 0-6 1-10 7-24 4-8 16-41 16-57 0-29-23-34-39-34-25 0-42 16-50 28-2-22-19-28-32-28-12 0-20 10-23 16-7 12-11 28-11 30 0 3 4 3 5 3 5 0 5-1 7-8 4-18 10-33 22-33 7 0 9 6 9 15 0 6-2 17-5 25-2 7-4 21-7 27z"><text:p/></draw:path><draw:path draw:style-name="gr3" draw:text-style-name="P84" svg:width="0.0543in" svg:height="0.0528in" svg:x="0.139in" svg:y="0.089in" svg:viewBox="0 0 139 135" svg:d="M139 52c0-33-24-52-54-52-43 0-85 42-85 83 0 29 22 52 54 52 43 0 85-40 85-83zM54 126c-14 0-29-9-29-33 0-12 5-41 17-58 13-19 30-27 43-27 17 0 30 11 30 34 0 6-3 36-17 57-10 18-28 27-44 27z"><text:p/></draw:path><draw:path draw:style-name="gr3" draw:text-style-name="P84" svg:width="0.0677in" svg:height="0.0528in" svg:x="0.2028in" svg:y="0.089in"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84" svg:width="0.0567in" svg:height="0.0528in" svg:x="0.2811in" svg:y="0.089in"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84" svg:width="0.0496in" svg:height="0.0528in" svg:x="0.3539in" svg:y="0.089in"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84" svg:width="0.0591in" svg:height="0.0528in" svg:x="0.4161in" svg:y="0.089in"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84" svg:width="0.0677in" svg:height="0.0528in" svg:x="0.4866in" svg:y="0.089in"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84" svg:width="0.089in" svg:height="0.0795in" svg:x="0.5685in" svg:y="0.0598in" svg:viewBox="0 0 227 203" svg:d="M35 180c-3 10-4 12-27 12-4 0-8 0-8 6 0 5 4 5 8 5h116c50 0 88-33 88-64 0-21-19-39-51-42 36-7 66-30 66-55 0-23-23-42-61-42h-108c-6 0-10 0-10 6 0 5 4 5 10 5 0 0 6 0 10 0 8 1 8 1 8 5 0 0 0 2-2 6zM83 94l18-74c2-8 2-9 14-9h46c30 0 37 19 37 31 0 24-28 52-67 52zM68 192c-9 0-9 0-9-2 0-1 0-2 1-7l20-81h63c29 0 39 18 39 35 0 30-30 55-66 55z"><text:p/></draw:path><draw:path draw:style-name="gr3" draw:text-style-name="P84" svg:width="0.026in" svg:height="0.0819in" svg:x="0.6728in" svg:y="0.0598in" svg:viewBox="0 0 67 209" svg:d="M66 8c0 0 1-3 1-4 0-2-1-4-5-4-6 0-31 2-38 2-2 2-6 2-6 8 0 4 4 4 7 4 15 0 15 2 15 4s0 5-2 7l-37 147c-1 2-1 6-1 10 0 19 17 27 31 27 7 0 17-2 24-15 7-11 11-29 11-30 0-4-4-4-5-4-3 0-5 2-6 7-3 15-9 34-23 34-7 0-9-7-9-15 0-3 1-8 1-12z"><text:p/></draw:path><draw:path draw:style-name="gr3" draw:text-style-name="P84" svg:width="0.0543in" svg:height="0.0528in" svg:x="0.7157in" svg:y="0.089in" svg:viewBox="0 0 139 135" svg:d="M139 52c0-33-24-52-54-52-43 0-85 42-85 83 0 29 22 52 54 52 43 0 85-40 85-83zM54 126c-14 0-29-9-29-33 0-12 5-41 17-58 13-19 30-27 43-27 17 0 30 11 30 34 0 6-3 36-17 57-10 18-28 27-44 27z"><text:p/></draw:path><draw:path draw:style-name="gr3" draw:text-style-name="P84" svg:width="0.0508in" svg:height="0.0528in" svg:x="0.7815in" svg:y="0.089in" svg:viewBox="0 0 130 135" svg:d="M112 17c-11 2-15 11-15 17 0 8 6 10 11 10 7 0 18-3 18-18 0-20-24-26-40-26-44 0-86 41-86 83 0 25 18 52 55 52 51 0 75-30 75-34 0-2-4-5-6-5s-3 0-5 3c-23 27-58 27-64 27-20 0-30-14-30-33 0-9 4-41 19-62 11-14 27-23 42-23 4 0 18 0 26 9z"><text:p/></draw:path><draw:path draw:style-name="gr3" draw:text-style-name="P84" svg:width="0.1016in" svg:height="0.0965in" svg:x="0.9016in" svg:y="0.0252in" svg:viewBox="0 0 259 246" svg:d="M251 18c5-2 8-5 8-10 0-4-3-8-8-8-1 0-3 0-9 2l-234 112c-4 1-8 4-8 9 0 6 4 7 8 9l234 111c6 3 8 3 9 3 5 0 8-3 8-8s-3-7-8-10l-222-105z"><text:p/></draw:path><draw:path draw:style-name="gr3" draw:text-style-name="P84" svg:width="0.0354in" svg:height="0.1173in" svg:x="1.0705in" svg:y="0in" svg:viewBox="0 0 91 299" svg:d="M91 5c0 0 0-5-5-5-10 0-42 4-52 5-4 0-9 0-9 8 0 5 5 5 11 5 20 0 22 4 22 7l-2 9-54 211c-1 5-2 9-2 15 0 24 19 39 38 39 15 0 26-8 33-24 8-15 13-41 13-42 0-3-4-3-5-3-5 0-5 1-6 7-8 27-15 53-33 53-12 0-12-13-12-19 0-11 0-13 2-21z"><text:p/></draw:path><draw:path draw:style-name="gr3" draw:text-style-name="P84" svg:width="0.0472in" svg:height="0.0819in" svg:x="1.1201in" svg:y="0.0598in" svg:viewBox="0 0 121 209" svg:d="M59 8c0 0 1-3 1-4 0-2-1-4-5-4-6 0-30 2-38 2-3 2-6 2-6 8 0 4 3 4 7 4 14 0 14 2 14 4s-2 14-4 22l-6 26c-4 11-20 76-21 79-1 8-1 11-1 15 0 30 19 49 44 49 38 0 77-39 77-84 0-35-24-49-45-49-16 0-28 8-38 15zM44 201c-14 0-22-12-22-30 0-11 2-22 10-54 2-6 2-8 8-14 10-13 25-19 36-19 10 0 21 9 21 29 0 12-7 42-15 59-8 14-23 29-38 29z"><text:p/></draw:path><draw:path draw:style-name="gr3" draw:text-style-name="P84" svg:width="0.026in" svg:height="0.0819in" svg:x="1.1783in" svg:y="0.0598in" svg:viewBox="0 0 67 209" svg:d="M66 8c0 0 1-3 1-4 0-2-1-4-5-4-6 0-31 2-38 2-2 2-6 2-6 8 0 4 4 4 7 4 15 0 15 2 15 4s0 5-2 7l-37 147c-1 2-1 6-1 10 0 19 17 27 31 27 7 0 17-2 24-15 7-11 11-29 11-30 0-4-4-4-5-4-3 0-5 2-6 7-3 15-9 34-23 34-7 0-9-7-9-15 0-3 1-8 1-12z"><text:p/></draw:path><draw:path draw:style-name="gr3" draw:text-style-name="P84" svg:width="0.0543in" svg:height="0.0528in" svg:x="1.2209in" svg:y="0.089in" svg:viewBox="0 0 139 135" svg:d="M139 52c0-33-24-52-54-52-43 0-85 42-85 83 0 29 22 52 54 52 43 0 85-40 85-83zM54 126c-14 0-29-9-29-33 0-12 5-41 17-58 13-19 30-27 43-27 17 0 30 11 30 34 0 6-3 36-17 57-10 18-28 27-44 27z"><text:p/></draw:path><draw:path draw:style-name="gr3" draw:text-style-name="P84" svg:width="0.0508in" svg:height="0.0528in" svg:x="1.2862in" svg:y="0.089in" svg:viewBox="0 0 130 135" svg:d="M112 17c-11 2-15 11-15 17 0 8 6 10 11 10 7 0 18-3 18-18 0-20-24-26-40-26-44 0-86 41-86 83 0 25 18 52 55 52 51 0 75-30 75-34 0-2-4-5-6-5s-3 0-5 3c-23 27-58 27-64 27-20 0-30-14-30-33 0-9 4-41 19-62 11-14 27-23 42-23 4 0 18 0 26 9z"><text:p/></draw:path><draw:path draw:style-name="gr3" draw:text-style-name="P84" svg:width="0.0902in" svg:height="0.0819in" svg:x="1.3469in" svg:y="0.0598in" svg:viewBox="0 0 230 209" svg:d="M102 20c1-8 2-8 8-9h20c27 0 62 0 62 30 0 13-6 31-20 42-12 10-30 14-51 14h-38zM155 102c36-8 67-30 67-56s-30-46-73-46h-91c-6 0-10 0-10 6 0 5 4 5 10 5 0 0 6 0 10 0 8 1 8 1 8 5 0 0 0 2-2 6l-39 158c-3 10-3 12-27 12-4 0-8 0-8 6 0 4 2 5 5 5 6 0 12-1 18-1s14 0 20 0 12 0 18 0c7 0 15 1 21 1 1 0 6 0 6-6 0-5-3-5-10-5-5 0-6 0-11 0-7-1-7-2-7-4 0 0 0-3 1-8l19-74h40c26 0 37 12 37 26 0 4-2 15-5 21-3 14-4 19-4 24 0 23 21 32 44 32 28 0 38-29 38-35 0 0 0-3-4-3s-5 2-5 5c-5 13-16 25-28 25-8 0-13-4-13-19 0-8 1-23 2-32 2-7 2-11 2-13 0-4 0-13-9-23-6-6-13-9-20-12z"><text:p/></draw:path><draw:path draw:style-name="gr3" draw:text-style-name="P84" svg:width="0.0496in" svg:height="0.0528in" svg:x="1.4469in" svg:y="0.089in"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84" svg:width="0.0508in" svg:height="0.0528in" svg:x="1.5094in" svg:y="0.089in" svg:viewBox="0 0 130 135" svg:d="M112 17c-11 2-15 11-15 17 0 8 6 10 11 10 7 0 18-3 18-18 0-20-24-26-40-26-44 0-86 41-86 83 0 25 18 52 55 52 51 0 75-30 75-34 0-2-4-5-6-5s-3 0-5 3c-23 27-58 27-64 27-20 0-30-14-30-33 0-9 4-41 19-62 11-14 27-23 42-23 4 0 18 0 26 9z"><text:p/></draw:path><draw:path draw:style-name="gr3" draw:text-style-name="P84" svg:width="0.0496in" svg:height="0.0528in" svg:x="1.5693in" svg:y="0.089in"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84" svg:width="0.0567in" svg:height="0.0528in" svg:x="1.6299in" svg:y="0.089in"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84" svg:width="0.0496in" svg:height="0.0528in" svg:x="1.7028in" svg:y="0.089in"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84" svg:width="0.0677in" svg:height="0.0528in" svg:x="1.7634in" svg:y="0.089in"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84" svg:width="0.0539in" svg:height="0.0528in" svg:x="1.8421in" svg:y="0.089in"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path draw:style-name="gr3" draw:text-style-name="P84" svg:width="0.0642in" svg:height="0.0764in" svg:x="1.9701in" svg:y="0.0413in" svg:viewBox="0 0 164 195" svg:d="M36 83c2-63 38-73 53-73 43 0 48 57 48 73zM35 93h119c9 0 10 0 10-10 0-42-22-83-75-83-49 0-89 43-89 97 0 57 44 98 94 98 51 0 70-47 70-56 0-3-3-4-6-4s-3 2-4 6c-16 43-53 43-58 43-22 0-38-12-48-28-13-20-13-49-13-63z"><text:p/></draw:path><draw:path draw:style-name="gr3" draw:text-style-name="P84" svg:width="0.052in" svg:height="0.1043in" svg:x="2.0421in" svg:y="0.0134in" svg:viewBox="0 0 133 266" svg:d="M66 91h60v-13h-60v-78h-11c-1 35-13 81-55 82v9h36v117c0 53 40 58 55 58 30 0 42-30 42-58v-24h-11v24c0 31-12 47-28 47-28 0-28-39-28-46z"><text:p/></draw:path><draw:path draw:style-name="gr3" draw:text-style-name="P84" svg:width="0.0866in" svg:height="0.1063in" svg:x="2.1539in" svg:y="0.0421in"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84" svg:width="0.0709in" svg:height="0.0528in" svg:x="2.2484in" svg:y="0.089in" svg:viewBox="0 0 181 135" svg:d="M23 113c-1 4-4 11-4 12 0 6 6 10 11 10s10-4 11-8c1-2 3-12 6-18 1-6 5-19 6-26 2-7 3-13 5-20 3-13 4-15 13-27 8-12 21-28 44-28 17 0 17 16 17 21 0 18-12 52-17 64-3 8-5 10-5 16 0 16 14 26 29 26 29 0 42-41 42-46 0-4-3-4-5-4-3 0-3 2-4 5-8 24-21 36-33 36-6 0-7-3-7-11 0-6 1-10 7-24 4-8 16-41 16-57 0-29-23-34-39-34-25 0-42 16-50 28-2-22-19-28-32-28-12 0-20 10-23 16-7 12-11 28-11 30 0 3 4 3 5 3 5 0 5-1 7-8 4-18 10-33 22-33 7 0 9 6 9 15 0 6-2 17-5 25-2 7-4 21-7 27z"><text:p/></draw:path><draw:path draw:style-name="gr3" draw:text-style-name="P84" svg:width="0.0543in" svg:height="0.0528in" svg:x="2.3319in" svg:y="0.089in" svg:viewBox="0 0 139 135" svg:d="M139 52c0-33-24-52-54-52-43 0-85 42-85 83 0 29 22 52 54 52 43 0 85-40 85-83zM54 126c-14 0-29-9-29-33 0-12 5-41 17-58 13-19 30-27 43-27 17 0 30 11 30 34 0 6-3 36-17 57-10 18-28 27-44 27z"><text:p/></draw:path><draw:path draw:style-name="gr3" draw:text-style-name="P84" svg:width="0.0677in" svg:height="0.0528in" svg:x="2.3957in" svg:y="0.089in"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84" svg:width="0.0567in" svg:height="0.0528in" svg:x="2.474in" svg:y="0.089in"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84" svg:width="0.0496in" svg:height="0.0528in" svg:x="2.5472in" svg:y="0.089in"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84" svg:width="0.0591in" svg:height="0.0528in" svg:x="2.6091in" svg:y="0.089in"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84" svg:width="0.0677in" svg:height="0.0528in" svg:x="2.6795in" svg:y="0.089in"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84" svg:width="0.089in" svg:height="0.0795in" svg:x="2.7614in" svg:y="0.0598in" svg:viewBox="0 0 227 203" svg:d="M35 180c-3 10-4 12-27 12-4 0-8 0-8 6 0 5 4 5 8 5h116c50 0 88-33 88-64 0-21-19-39-51-42 36-7 66-30 66-55 0-23-23-42-61-42h-108c-6 0-10 0-10 6 0 5 4 5 10 5 0 0 6 0 10 0 8 1 8 1 8 5 0 0 0 2-2 6zM83 94l18-74c2-8 2-9 14-9h46c30 0 37 19 37 31 0 24-28 52-67 52zM68 192c-9 0-9 0-9-2 0-1 0-2 1-7l20-81h63c29 0 39 18 39 35 0 30-30 55-66 55z"><text:p/></draw:path><draw:path draw:style-name="gr3" draw:text-style-name="P84" svg:width="0.026in" svg:height="0.0819in" svg:x="2.8661in" svg:y="0.0598in" svg:viewBox="0 0 67 209" svg:d="M66 8c0 0 1-3 1-4 0-2-1-4-5-4-6 0-31 2-38 2-2 2-6 2-6 8 0 4 4 4 7 4 15 0 15 2 15 4s0 5-2 7l-37 147c-1 2-1 6-1 10 0 19 17 27 31 27 7 0 17-2 24-15 7-11 11-29 11-30 0-4-4-4-5-4-3 0-5 2-6 7-3 15-9 34-23 34-7 0-9-7-9-15 0-3 1-8 1-12z"><text:p/></draw:path><draw:path draw:style-name="gr3" draw:text-style-name="P84" svg:width="0.0543in" svg:height="0.0528in" svg:x="2.9087in" svg:y="0.089in" svg:viewBox="0 0 139 135" svg:d="M139 52c0-33-24-52-54-52-43 0-85 42-85 83 0 29 22 52 54 52 43 0 85-40 85-83zM54 126c-14 0-29-9-29-33 0-12 5-41 17-58 13-19 30-27 43-27 17 0 30 11 30 34 0 6-3 36-17 57-10 18-28 27-44 27z"><text:p/></draw:path><draw:path draw:style-name="gr3" draw:text-style-name="P84" svg:width="0.0508in" svg:height="0.0528in" svg:x="2.9744in" svg:y="0.089in" svg:viewBox="0 0 130 135" svg:d="M112 17c-11 2-15 11-15 17 0 8 6 10 11 10 7 0 18-3 18-18 0-20-24-26-40-26-44 0-86 41-86 83 0 25 18 52 55 52 51 0 75-30 75-34 0-2-4-5-6-5s-3 0-5 3c-23 27-58 27-64 27-20 0-30-14-30-33 0-9 4-41 19-62 11-14 27-23 42-23 4 0 18 0 26 9z"><text:p/></draw:path><draw:path draw:style-name="gr3" draw:text-style-name="P84" svg:width="0.1016in" svg:height="0.0965in" svg:x="3.0945in" svg:y="0.0252in" svg:viewBox="0 0 259 246" svg:d="M251 18c5-2 8-5 8-10 0-4-3-8-8-8-1 0-3 0-9 2l-234 112c-4 1-8 4-8 9 0 6 4 7 8 9l234 111c6 3 8 3 9 3 5 0 8-3 8-8s-3-7-8-10l-222-105z"><text:p/></draw:path><draw:path draw:style-name="gr3" draw:text-style-name="P84" svg:width="0.0866in" svg:height="0.1063in" svg:x="3.2508in" svg:y="0.0421in" svg:viewBox="0 0 221 271" svg:d="M32 239c-3 15-3 18-22 18-5 0-10 0-10 7 0 4 2 7 6 7 11 0 23-3 35-3 14 0 29 3 42 3 2 0 8 0 8-10 0-4-5-4-11-4-21 0-21-3-21-7 0-5 18-74 21-85 5 13 17 27 39 27 49 0 102-62 102-125 0-39-24-67-57-67-20 0-40 16-55 31-3-23-23-31-38-31-19 0-28 17-31 24-8 14-14 40-14 41 0 5 5 5 6 5 4 0 4 0 8-10 7-30 15-50 30-50 7 0 13 3 13 19 0 9-1 14-3 21zM107 55c3-12 14-24 23-30 14-13 26-15 33-15 18 0 28 14 28 39 0 26-15 74-22 90-14 31-35 44-50 44-28 0-34-35-34-38 0-1 0-2 1-7z"><text:p/></draw:path><draw:path draw:style-name="gr3" draw:text-style-name="P84" svg:width="0.0472in" svg:height="0.0819in" svg:x="3.3472in" svg:y="0.0598in" svg:viewBox="0 0 121 209" svg:d="M59 8c0 0 1-3 1-4 0-2-1-4-5-4-6 0-30 2-38 2-3 2-6 2-6 8 0 4 3 4 7 4 14 0 14 2 14 4s-2 14-4 22l-6 26c-4 11-20 76-21 79-1 8-1 11-1 15 0 30 19 49 44 49 38 0 77-39 77-84 0-35-24-49-45-49-16 0-28 8-38 15zM44 201c-14 0-22-12-22-30 0-11 2-22 10-54 2-6 2-8 8-14 10-13 25-19 36-19 10 0 21 9 21 29 0 12-7 42-15 59-8 14-23 29-38 29z"><text:p/></draw:path><draw:path draw:style-name="gr3" draw:text-style-name="P84" svg:width="0.026in" svg:height="0.0819in" svg:x="3.4051in" svg:y="0.0598in" svg:viewBox="0 0 67 209" svg:d="M66 8c0 0 1-3 1-4 0-2-1-4-5-4-6 0-31 2-38 2-2 2-6 2-6 8 0 4 4 4 7 4 15 0 15 2 15 4s0 5-2 7l-37 147c-1 2-1 6-1 10 0 19 17 27 31 27 7 0 17-2 24-15 7-11 11-29 11-30 0-4-4-4-5-4-3 0-5 2-6 7-3 15-9 34-23 34-7 0-9-7-9-15 0-3 1-8 1-12z"><text:p/></draw:path><draw:path draw:style-name="gr3" draw:text-style-name="P84" svg:width="0.0543in" svg:height="0.0528in" svg:x="3.4476in" svg:y="0.089in" svg:viewBox="0 0 139 135" svg:d="M139 52c0-33-24-52-54-52-43 0-85 42-85 83 0 29 22 52 54 52 43 0 85-40 85-83zM54 126c-14 0-29-9-29-33 0-12 5-41 17-58 13-19 30-27 43-27 17 0 30 11 30 34 0 6-3 36-17 57-10 18-28 27-44 27z"><text:p/></draw:path><draw:path draw:style-name="gr3" draw:text-style-name="P84" svg:width="0.0508in" svg:height="0.0528in" svg:x="3.5134in" svg:y="0.089in" svg:viewBox="0 0 130 135" svg:d="M112 17c-11 2-15 11-15 17 0 8 6 10 11 10 7 0 18-3 18-18 0-20-24-26-40-26-44 0-86 41-86 83 0 25 18 52 55 52 51 0 75-30 75-34 0-2-4-5-6-5s-3 0-5 3c-23 27-58 27-64 27-20 0-30-14-30-33 0-9 4-41 19-62 11-14 27-23 42-23 4 0 18 0 26 9z"><text:p/></draw:path><draw:path draw:style-name="gr3" draw:text-style-name="P84" svg:width="0.0902in" svg:height="0.0819in" svg:x="3.574in" svg:y="0.0598in" svg:viewBox="0 0 230 209" svg:d="M102 20c1-8 2-8 8-9h20c27 0 62 0 62 30 0 13-6 31-20 42-12 10-30 14-51 14h-38zM155 102c36-8 67-30 67-56s-30-46-73-46h-91c-6 0-10 0-10 6 0 5 4 5 10 5 0 0 6 0 10 0 8 1 8 1 8 5 0 0 0 2-2 6l-39 158c-3 10-3 12-27 12-4 0-8 0-8 6 0 4 2 5 5 5 6 0 12-1 18-1s14 0 20 0 12 0 18 0c7 0 15 1 21 1 1 0 6 0 6-6 0-5-3-5-10-5-5 0-6 0-11 0-7-1-7-2-7-4 0 0 0-3 1-8l19-74h40c26 0 37 12 37 26 0 4-2 15-5 21-3 14-4 19-4 24 0 23 21 32 44 32 28 0 38-29 38-35 0 0 0-3-4-3s-5 2-5 5c-5 13-16 25-28 25-8 0-13-4-13-19 0-8 1-23 2-32 2-7 2-11 2-13 0-4 0-13-9-23-6-6-13-9-20-12z"><text:p/></draw:path><draw:path draw:style-name="gr3" draw:text-style-name="P84" svg:width="0.0496in" svg:height="0.0528in" svg:x="3.674in" svg:y="0.089in"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84" svg:width="0.0508in" svg:height="0.0528in" svg:x="3.7362in" svg:y="0.089in" svg:viewBox="0 0 130 135" svg:d="M112 17c-11 2-15 11-15 17 0 8 6 10 11 10 7 0 18-3 18-18 0-20-24-26-40-26-44 0-86 41-86 83 0 25 18 52 55 52 51 0 75-30 75-34 0-2-4-5-6-5s-3 0-5 3c-23 27-58 27-64 27-20 0-30-14-30-33 0-9 4-41 19-62 11-14 27-23 42-23 4 0 18 0 26 9z"><text:p/></draw:path><draw:path draw:style-name="gr3" draw:text-style-name="P84" svg:width="0.0496in" svg:height="0.0528in" svg:x="3.7965in" svg:y="0.089in"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84" svg:width="0.0567in" svg:height="0.0528in" svg:x="3.8567in" svg:y="0.089in" svg:viewBox="0 0 145 135" svg:d="M145 24c0-24-14-24-15-24-8 0-16 8-16 16 0 4 2 7 5 9 5 4 11 12 11 24 0 14-20 77-54 77-26 0-26-21-26-26 0-13 6-30 17-58 3-6 5-11 5-16 0-15-13-26-29-26-30 0-43 41-43 46 0 3 4 3 5 3 5 0 5-1 6-5 7-24 19-36 31-36 5 0 7 4 7 11s-2 13-5 21c-13 32-15 45-15 56 0 29 23 39 45 39 50 0 71-87 71-111z"><text:p/></draw:path><draw:path draw:style-name="gr3" draw:text-style-name="P84" svg:width="0.0496in" svg:height="0.0528in" svg:x="3.9295in" svg:y="0.089in" svg:viewBox="0 0 127 135" svg:d="M47 64c8 0 32-1 48-6 21-9 26-23 26-32 0-16-17-26-37-26-36 0-84 28-84 78 0 30 19 57 54 57 50 0 73-30 73-34 0-2-2-5-5-5-1 0-2 0-4 3-23 27-58 27-64 27-18 0-30-12-30-36 0-5 0-9 4-26zM30 55c13-43 46-47 54-47 13 0 24 6 24 18 0 29-50 29-62 29z"><text:p/></draw:path><draw:path draw:style-name="gr3" draw:text-style-name="P84" svg:width="0.0677in" svg:height="0.0528in" svg:x="3.9906in" svg:y="0.089in" svg:viewBox="0 0 173 135" svg:d="M112 83c-2 6-4 18-5 18-6 10-17 25-36 25-21 0-21-19-21-25 0-17 9-38 17-60 3-6 4-11 4-16 0-15-12-25-28-25-30 0-43 41-43 46 0 3 4 3 5 3 5 0 5-1 6-5 7-24 20-36 31-36 5 0 7 4 7 11 0 6-2 13-5 19-15 43-15 51-15 58 0 6 0 19 11 29 8 7 20 10 30 10 19 0 28-10 38-20 7 18 26 20 30 20 11 0 18-6 24-16 6-12 11-29 11-30 0-4-5-4-5-4-5 0-5 2-7 9-4 14-9 32-22 32-7 0-9-7-9-14 0-5 2-16 4-24 2-7 5-21 6-27l8-26c1-7 4-21 4-23 0-6-4-10-9-10-11 0-13 10-16 20z"><text:p/></draw:path><draw:path draw:style-name="gr3" draw:text-style-name="P84" svg:width="0.0539in" svg:height="0.0528in" svg:x="4.0689in" svg:y="0.089in" svg:viewBox="0 0 138 135" svg:d="M56 71c0-1 8-29 8-30 1-3 9-17 19-24 2-3 11-9 24-9 2 0 11 0 15 4-8 4-12 12-12 17 0 7 5 11 12 11 6 0 16-5 16-18 0-16-16-22-31-22-16 0-29 6-42 22-5-20-24-22-30-22-12 0-19 7-24 16-7 10-11 28-11 30 0 3 4 3 5 3 5 0 5-1 7-8 4-18 10-33 22-33 7 0 9 6 9 15 0 6-2 17-5 25-2 7-4 21-6 27l-9 38c-1 4-4 11-4 12 0 6 6 10 11 10 4 0 10-3 12-9 1-2 4-15 6-23z"><text:p/></draw:path></draw:g></text:p>
      <text:p text:style-name="P10"/>
      <text:p text:style-name="P10">qui garantit une inclusion stricte de la base du nouveau bloc dans la surface du bloc receveur.</text:p>
      <text:p text:style-name="P10"/>
      <text:p text:style-name="P10"><text:tab/>Votre objectif est donc de maximiser la hauteur <draw:g text:anchor-type="as-char" svg:y="-0.1138in" draw:z-index="4" draw:name="Shape5" draw:style-name="gr1"><svg:title>TexMaths</svg:title><svg:desc>12§display§$H$§svg§600§FALSE§</svg:desc><draw:polygon draw:style-name="gr2" draw:text-style-name="P83" svg:width="0.1248in" svg:height="0.113in" svg:x="0in" svg:y="0in" svg:viewBox="0 0 318 288" draw:points="158,288 0,288 0,0 318,0 318,288"><text:p/></draw:polygon><draw:path draw:style-name="gr3" draw:text-style-name="P84" svg:width="0.1134in" svg:height="0.113in" svg:x="0.0055in" svg:y="0in" svg:viewBox="0 0 289 288" svg:d="M246 34c0-16 0-21 34-21h9v-13c-14 1-45 1-62 1-16 0-48 0-63-1v13h10c34 0 34 5 34 21v98h-126v-98c0-16 0-21 33-21h10v-13c-15 1-46 1-63 1-15 0-48 0-62-1v13h10c33 0 33 5 33 21v222c0 15 0 19-33 19h-10v13c14-1 46-1 62-1s48 0 63 1v-13h-10c-33 0-33-4-33-19v-111h126v111c0 15 0 19-34 19h-10v13c15-1 46-1 63-1 15 0 48 0 62 1v-13h-9c-34 0-34-4-34-19z"><text:p/></draw:path></draw:g><text:s/>de votre tour. Une solution au problème est un sous-ensemble de blocs ordonné, de la base au sommet, tel que chaque bloc peut supporter le suivant.</text:p>
      <text:p text:style-name="P9"/>
      <text:h text:style-name="P61" text:outline-level="1"/>
      <text:h text:style-name="P64" text:outline-level="1">Implantation</text:h>
      <text:p text:style-name="P11"><text:tab/>Trois algorithmes seront implantés, mettant en pratique les patrons de conception <text:span text:style-name="T33">glouton</text:span>, programmation dynamique et recherche avec tabou.</text:p>
      <text:p text:style-name="P12"/>
      <text:h text:style-name="P66" text:outline-level="2">Algorithme <text:span text:style-name="T34">glouton</text:span></text:h>
      <text:p text:style-name="P13"><text:tab/>Vous devez concevoir un algorithme <text:span text:style-name="T34">glouton</text:span> de votre cru pour résoudre ce problème. <text:span text:style-name="T34">Votre critère de choix devra </text:span>être déterministe.</text:p>
      <text:h text:style-name="P66" text:outline-level="2">Algorithme de programmation dynamique</text:h>
      <text:p text:style-name="P44"><text:tab/>Vous devez également résoudre ce problème à l'aide de la programmation dynamique. Tout d'abord, pour que l'approche fonctionne, vous devez trier les blocs disponibles en ordre décroissant de surface. Cela revient à calculer l'aire pour chacun des blocs (<draw:g text:anchor-type="as-char" svg:y="-0.1173in" draw:z-index="5" draw:name="Shape6" draw:style-name="gr1"><svg:title>TexMaths</svg:title><svg:desc>12§display§$SurfaceBloc_i  = l_i \times p_i$§svg§600§FALSE§</svg:desc><draw:polygon draw:style-name="gr2" draw:text-style-name="P83" svg:width="1.5709in" svg:height="0.148in" svg:x="0in" svg:y="0.002in" svg:viewBox="0 0 3991 377" draw:points="1995,377 0,377 0,0 3991,0 3991,377"><text:p/></draw:polygon><draw:path draw:style-name="gr3" draw:text-style-name="P84" svg:width="0.0736in" svg:height="0.1217in" svg:x="0.0094in" svg:y="0in" svg:viewBox="0 0 188 310" svg:d="M125 135l-55-13c-27-6-42-29-42-54 0-31 22-56 55-56 71 0 80 70 83 89 1 3 1 5 6 5 4 0 4-2 4-11v-85c0-8 0-10-4-10-3 0-4 0-6 6l-15 24c-13-13-31-30-68-30-47 0-83 37-83 82 0 36 23 66 55 78 5 2 27 8 57 15 12 2 24 6 36 22 9 10 13 24 13 38 0 30-22 62-57 62-13 0-44-3-67-23-25-24-26-51-26-67-1-3-4-3-5-3-6 0-6 2-6 9v86c0 7 0 11 5 11 2 0 3-1 6-6 0 0 1-1 15-24 14 14 41 30 78 30 50 0 84-42 84-89 0-43-28-78-63-86z"><text:p/></draw:path><draw:path draw:style-name="gr3" draw:text-style-name="P84" svg:width="0.0839in" svg:height="0.0756in" svg:x="0.0976in" svg:y="0.0441in" svg:viewBox="0 0 214 193" svg:d="M152 154v39l62-5v-13c-30 0-34-3-34-23v-152l-62 5v13c30 0 33 2 33 24v76c0 36-20 65-51 65-36 0-38-19-38-42v-141l-62 5v13c34 0 34 1 34 39v64c0 33 0 72 63 72 24 0 43-12 55-39z"><text:p/></draw:path><draw:path draw:style-name="gr3" draw:text-style-name="P84" svg:width="0.0559in" svg:height="0.0736in" svg:x="0.189in" svg:y="0.0441in" svg:viewBox="0 0 143 188" svg:d="M59 47v-47l-59 5v13c30 0 34 2 34 24v114c0 19-5 19-34 19v13c17 0 36-1 48-1 18 0 37 0 54 1v-13h-8c-32 0-33-5-33-19v-67c0-42 18-79 51-79 2 0 3 0 4 0-1 0-9 6-9 17 0 12 8 18 18 18 7 0 18-5 18-18 0-15-13-27-31-27-32 0-47 29-53 47z"><text:p/></draw:path><draw:path draw:style-name="gr3" draw:text-style-name="P84" svg:width="0.0539in" svg:height="0.1177in" svg:x="0.2551in" svg:y="0in" svg:viewBox="0 0 138 300" svg:d="M60 117v-49c0-38 20-58 40-58 1 0 7 0 14 2-6 2-13 7-13 18 0 10 7 18 18 18 13 0 19-8 19-18 0-16-16-30-38-30-30 0-66 23-66 68v49h-34v13h34v138c0 19-5 19-34 19v13c17-1 37-1 49-1 17 0 37 0 54 1v-13h-9c-32 0-33-5-33-21v-136h49v-13z"><text:p/></draw:path><draw:path draw:style-name="gr3" draw:text-style-name="P84" svg:width="0.0748in" svg:height="0.0764in" svg:x="0.3071in" svg:y="0.0433in" svg:viewBox="0 0 191 195" svg:d="M124 159c1 17 13 35 33 35 9 0 34-6 34-41v-24h-10v24c0 24-11 28-15 28-15 0-16-19-16-22v-85c0-19 0-34-16-51-16-16-37-23-57-23-35 0-65 20-65 48 0 13 8 21 20 21 11 0 20-9 20-21 0-5-3-19-22-19 11-15 32-19 46-19 20 0 44 17 44 54v16c-22 1-50 2-78 15-31 15-42 36-42 56 0 33 41 44 68 44 28 0 47-17 56-36zM120 89v42c0 41-30 56-49 56-21 0-39-16-39-38s18-57 88-60z"><text:p/></draw:path><draw:path draw:style-name="gr3" draw:text-style-name="P84" svg:width="0.0634in" svg:height="0.0764in" svg:x="0.389in" svg:y="0.0433in" svg:viewBox="0 0 162 195" svg:d="M35 98c0-69 35-87 57-87 4 0 32 0 46 16-17 1-20 14-20 19 0 11 8 19 20 19 11 0 19-7 19-19 0-29-32-46-65-46-52 0-92 46-92 99 0 54 42 96 91 96 58 0 71-50 71-55 0-4-5-4-6-4-4 0-5 1-5 4-13 40-41 44-56 44-22 0-60-18-60-86z"><text:p/></draw:path><draw:path draw:style-name="gr3" draw:text-style-name="P84" svg:width="0.0642in" svg:height="0.0764in" svg:x="0.4614in" svg:y="0.0433in" svg:viewBox="0 0 164 195" svg:d="M36 83c2-63 38-73 53-73 43 0 48 58 48 73zM35 93h119c9 0 10 0 10-10 0-42-22-83-75-83-49 0-89 43-89 98 0 56 44 97 94 97 51 0 70-47 70-55 0-4-3-5-6-5s-3 2-4 6c-16 43-53 43-58 43-22 0-38-12-48-27-13-21-13-50-13-64z"><text:p/></draw:path><draw:path draw:style-name="gr3" draw:text-style-name="P84" svg:width="0.102in" svg:height="0.1142in" svg:x="0.5366in" svg:y="0.0047in" svg:viewBox="0 0 260 291" svg:d="M79 135v-105c0-14 0-17 21-17h52c41 0 56 36 56 59 0 27-21 63-68 63zM179 139c41-9 71-35 71-67 0-37-40-72-95-72h-155v13h10c33 0 33 5 33 21v224c0 14 0 19-33 19h-10v14h166c56 0 94-38 94-79 0-36-34-69-81-73zM152 277h-52c-21 0-21-2-21-17v-115h79c42 0 60 38 60 67 0 30-22 65-66 65z"><text:p/></draw:path><draw:path draw:style-name="gr3" draw:text-style-name="P84" svg:width="0.037in" svg:height="0.1157in" svg:x="0.6539in" svg:y="0.002in" svg:viewBox="0 0 95 295" svg:d="M61 0l-61 5v13c30 0 34 2 34 24v221c0 19-5 19-34 19v13c14 0 37-1 48-1 10 0 31 1 47 1v-13c-29 0-34 0-34-19z"><text:p/></draw:path><draw:path draw:style-name="gr3" draw:text-style-name="P84" svg:width="0.0736in" svg:height="0.0764in" svg:x="0.6992in" svg:y="0.0433in" svg:viewBox="0 0 188 195" svg:d="M188 100c0-55-43-100-93-100-54 0-95 47-95 100 0 54 44 95 94 95 51 0 94-41 94-95zM95 184c-19 0-37-8-49-27-11-20-11-45-11-61s0-39 11-59c10-19 31-27 48-27 19 0 37 9 48 27 10 18 10 43 10 59s0 39-8 57c-10 19-29 31-49 31z"><text:p/></draw:path><draw:path draw:style-name="gr3" draw:text-style-name="P84" svg:width="0.0634in" svg:height="0.0764in" svg:x="0.7878in" svg:y="0.0433in" svg:viewBox="0 0 162 195" svg:d="M35 98c0-69 35-87 57-87 4 0 32 0 46 16-17 1-20 14-20 19 0 11 8 19 20 19 11 0 19-7 19-19 0-29-32-46-65-46-52 0-92 46-92 99 0 54 42 96 91 96 58 0 71-50 71-55 0-4-5-4-6-4-4 0-5 1-5 4-13 40-41 44-56 44-22 0-60-18-60-86z"><text:p/></draw:path><draw:path draw:style-name="gr3" draw:text-style-name="P84" svg:width="0.0354in" svg:height="0.0787in" svg:x="0.8618in" svg:y="0.0654in"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path draw:style-name="gr3" draw:text-style-name="P84" svg:width="0.1106in" svg:height="0.039in" svg:x="0.9665in" svg:y="0.0563in" svg:viewBox="0 0 282 100" svg:d="M268 17c6 0 14 0 14-9 0-8-8-8-14-8h-254c-6 0-14 0-14 8 0 9 8 9 14 9zM268 100c6 0 14 0 14-8 0-9-8-9-14-9h-254c-6 0-14 0-14 9 0 8 8 8 14 8z"><text:p/></draw:path><draw:path draw:style-name="gr3" draw:text-style-name="P84" svg:width="0.0354in" svg:height="0.1177in" svg:x="1.1398in" svg:y="0.002in" svg:viewBox="0 0 91 300" svg:d="M91 5c0 0 0-5-5-5-10 0-42 4-52 5-4 0-9 0-9 8 0 5 5 5 11 5 20 0 22 4 22 7l-2 9-54 212c-1 5-2 8-2 14 0 25 19 40 38 40 15 0 26-8 33-24 8-16 13-41 13-42 0-4-4-4-5-4-5 0-5 1-6 7-8 28-15 54-33 54-12 0-12-14-12-20 0-11 0-12 2-20z"><text:p/></draw:path><draw:path draw:style-name="gr3" draw:text-style-name="P84" svg:width="0.0354in" svg:height="0.0787in" svg:x="1.1878in" svg:y="0.0654in"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path draw:style-name="gr3" draw:text-style-name="P84" svg:width="0.0803in" svg:height="0.0803in" svg:x="1.2988in" svg:y="0.0362in" svg:viewBox="0 0 205 205" svg:d="M103 90l-85-84c-5-5-6-6-10-6-3 0-8 4-8 8s1 4 6 9l84 85-84 86c-5 5-6 6-6 9 0 4 5 8 8 8 4 0 5 0 10-6l84-84 88 88c1 1 4 2 7 2 5 0 8-4 8-8 0 0 0-3-1-5-1 0-68-68-90-90l78-77c2-3 8-8 11-11 0-1 2-2 2-6s-3-8-8-8c-4 0-6 1-10 6z"><text:p/></draw:path><draw:path draw:style-name="gr3" draw:text-style-name="P84" svg:width="0.0866in" svg:height="0.1063in" svg:x="1.435in" svg:y="0.0441in" svg:viewBox="0 0 221 271" svg:d="M32 240c-3 14-3 18-22 18-5 0-10 0-10 7 0 4 2 6 6 6 11 0 23-2 35-2 14 0 29 2 42 2 2 0 8 0 8-9 0-4-5-4-11-4-21 0-21-4-21-7 0-5 18-75 21-86 5 13 17 28 39 28 49 0 102-63 102-125 0-40-24-68-57-68-20 0-40 16-55 31-3-23-23-31-38-31-19 0-28 17-31 24-8 15-14 40-14 41 0 5 5 5 6 5 4 0 4 0 8-10 7-30 15-50 30-50 7 0 13 3 13 19 0 10-1 14-3 22zM107 55c3-12 14-24 23-30 14-13 26-15 33-15 18 0 28 14 28 39 0 26-15 74-22 91-14 30-35 43-50 43-28 0-34-35-34-37 0-1 0-3 1-7z"><text:p/></draw:path><draw:path draw:style-name="gr3" draw:text-style-name="P84" svg:width="0.0354in" svg:height="0.0787in" svg:x="1.5291in" svg:y="0.0654in" svg:viewBox="0 0 91 201" svg:d="M83 11c0-5-4-11-12-11-9 0-17 7-17 17 0 5 4 11 12 11s17-9 17-17zM22 163c-2 3-3 7-3 13 0 13 12 25 29 25 30 0 43-42 43-45 0-5-5-5-5-5-4 0-4 2-6 6-7 23-20 36-32 36-6 0-7-5-7-11 0-7 2-12 5-19 3-9 6-16 9-24s13-34 15-38c1-3 2-7 2-9 0-15-12-26-29-26-30 0-43 41-43 46 0 4 4 4 5 4 5 0 5-1 6-5 7-25 20-36 31-36 5 0 8 2 8 11 0 6-2 10-9 29z"><text:p/></draw:path></draw:g>).</text:p>
      <text:p text:style-name="P44">Soit <draw:g text:anchor-type="as-char" svg:y="-0.1252in" draw:z-index="6" draw:name="Shape7" draw:style-name="gr1"><svg:title>TexMaths</svg:title><svg:desc>12§display§$H(j)$§svg§600§FALSE§</svg:desc><draw:polygon draw:style-name="gr2" draw:text-style-name="P83" svg:width="0.3043in" svg:height="0.1657in" svg:x="0in" svg:y="0.0004in" svg:viewBox="0 0 774 422" draw:points="387,422 0,422 0,0 774,0 774,422"><text:p/></draw:polygon><draw:path draw:style-name="gr3" draw:text-style-name="P84" svg:width="0.1134in" svg:height="0.1134in" svg:x="0.0055in" svg:y="0.0102in" svg:viewBox="0 0 289 289" svg:d="M246 34c0-16 0-21 33-21h10v-13c-14 1-46 1-62 1s-48 0-63-1v13h10c34 0 34 5 34 21v98h-126v-98c0-16 0-21 33-21h10v-13c-15 1-46 1-63 1-15 0-48 0-62-1v13h10c33 0 33 5 33 21v223c0 14 0 19-33 19h-10v13c14-1 46-1 62-1s48 0 63 1v-13h-10c-33 0-33-5-33-19v-112h126v112c0 14 0 19-34 19h-10v13c15-1 46-1 63-1 15 0 48 0 62 1v-13h-10c-33 0-33-5-33-19z"><text:p/></draw:path><draw:path draw:style-name="gr3" draw:text-style-name="P84" svg:width="0.039in" svg:height="0.1657in" svg:x="0.1406in" svg:y="0.0004in" svg:viewBox="0 0 100 422" svg:d="M100 419c0-1 0-3-9-10-53-53-66-133-66-198 0-73 16-146 69-199 6-6 6-6 6-7 0-4-3-5-5-5-5 0-43 29-69 83-21 47-26 93-26 128 0 34 5 84 28 132 26 53 62 79 67 79 2 0 5-1 5-3z"><text:p/></draw:path><draw:path draw:style-name="gr3" draw:text-style-name="P84" svg:width="0.0417in" svg:height="0.1453in" svg:x="0.1823in" svg:y="0.0134in" svg:viewBox="0 0 107 370" svg:d="M107 96l-65 5v13c32 0 36 2 36 24v167c0 19-4 55-31 55-1 0-11 0-23-5 7-2 16-8 16-19s-9-19-21-19-19 8-19 19c0 22 24 34 48 34 32 0 59-27 59-65zM107 23c0-13-11-23-23-23s-23 10-23 23c0 12 11 21 23 21s23-9 23-21z"><text:p/></draw:path><draw:path draw:style-name="gr3" draw:text-style-name="P84" svg:width="0.039in" svg:height="0.1657in" svg:x="0.2492in" svg:y="0.0004in" svg:viewBox="0 0 100 422" svg:d="M100 211c0-32-5-84-29-132-25-51-63-79-66-79-4 0-5 1-5 5 0 1 0 1 8 9 42 42 66 110 66 197 0 73-15 148-68 201-6 4-6 6-6 7 0 2 1 3 5 3 3 0 42-28 67-81 22-47 28-94 28-130z"><text:p/></draw:path></draw:g><text:s/>la hauteur de votre tour avec le bloc <draw:g text:anchor-type="as-char" svg:y="-0.1134in" draw:z-index="7" draw:name="Shape8" draw:style-name="gr1"><svg:title>TexMaths</svg:title><svg:desc>12§display§$j$§svg§600§FALSE§</svg:desc><draw:polygon draw:style-name="gr2" draw:text-style-name="P83" svg:width="0.0508in" svg:height="0.1433in" svg:x="0.0067in" svg:y="0in" svg:viewBox="0 0 130 365" draw:points="65,365 0,365 0,0 130,0 130,365"><text:p/></draw:polygon><draw:path draw:style-name="gr3" draw:text-style-name="P84" svg:width="0.0417in" svg:height="0.1453in" svg:x="0in" svg:y="0in" svg:viewBox="0 0 107 370" svg:d="M107 96l-65 5v13c33 0 36 2 36 24v167c0 19-3 55-31 55-1 0-11 0-23-5 7-2 16-8 16-19s-9-19-21-19-19 8-19 19c0 22 24 34 48 34 33 0 59-27 59-65zM107 23c0-13-11-23-23-23s-23 10-23 23c0 12 11 21 23 21s23-9 23-21z"><text:p/></draw:path></draw:g><text:s/>au sommet; on la définit récursivement par</text:p>
      <text:p text:style-name="P44"><draw:g text:anchor-type="as-char" svg:y="-0.1256in" draw:z-index="8" draw:name="Shape9" draw:style-name="gr1"><svg:title>TexMaths</svg:title><svg:desc>12§display§$$H(j) = max_{1 \leq i &lt; j \; : \; l_i &gt; l_j, \; p_i &gt; p_j}\{H(i)\}+ h_j.$$§svg§600§FALSE§</svg:desc><draw:polygon draw:style-name="gr2" draw:text-style-name="P83" svg:width="3.0657in" svg:height="0.1823in" svg:x="0in" svg:y="0in" svg:viewBox="0 0 7788 464" draw:points="3894,464 0,464 0,0 7788,0 7788,464"><text:p/></draw:polygon><draw:path draw:style-name="gr3" draw:text-style-name="P84" svg:width="0.1398in" svg:height="0.1134in" svg:x="0.0067in" svg:y="0.0114in"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84" svg:width="0.039in" svg:height="0.1657in" svg:x="0.1681in" svg:y="0in" svg:viewBox="0 0 100 422" svg:d="M100 419c0-1 0-3-9-10-53-53-66-133-66-198 0-73 16-146 69-199 6-6 6-6 6-7 0-4-3-5-5-5-5 0-43 29-69 83-21 47-26 93-26 128 0 34 5 84 28 132 26 53 62 79 67 79 2 0 5-1 5-3z"><text:p/></draw:path><draw:path draw:style-name="gr3" draw:text-style-name="P84" svg:width="0.0681in" svg:height="0.1437in" svg:x="0.2142in" svg:y="0.0146in" svg:viewBox="0 0 174 366" svg:d="M174 16c0-9-6-16-16-16-9 0-22 10-22 23 0 8 6 14 15 14 12 0 23-11 23-21zM89 301c-9 33-29 57-53 57-2 0-8 0-16-5 12-3 20-13 20-22 0-7-5-15-17-15-11 0-23 9-23 25 0 17 17 25 37 25 30 0 70-22 81-64l38-154c2-9 2-15 2-16 0-24-18-40-39-40-43 0-67 62-67 66s4 4 4 4c5 0 5 0 9-8 11-27 30-52 53-52 6 0 14 1 14 19 0 10-1 15-4 22z"><text:p/></draw:path><draw:path draw:style-name="gr3" draw:text-style-name="P84" svg:width="0.039in" svg:height="0.1657in" svg:x="0.3031in" svg:y="0in" svg:viewBox="0 0 100 422" svg:d="M100 211c0-32-5-84-29-132-25-51-63-79-66-79-4 0-5 1-5 5 0 1 0 1 8 9 42 42 66 110 66 197 0 73-15 148-68 201-6 4-6 6-6 7 0 2 1 3 5 3 3 0 42-28 67-81 22-47 28-94 28-130z"><text:p/></draw:path><draw:path draw:style-name="gr3" draw:text-style-name="P84" svg:width="0.1106in" svg:height="0.039in" svg:x="0.4138in" svg:y="0.0638in" svg:viewBox="0 0 282 100" svg:d="M268 17c6 0 14 0 14-9 0-8-8-8-14-8h-254c-6 0-14 0-14 8 0 9 8 9 14 9zM268 100c6 0 14 0 14-9 0-8-8-8-14-8h-254c-6 0-14 0-14 8 0 9 8 9 14 9z"><text:p/></draw:path><draw:path draw:style-name="gr3" draw:text-style-name="P84" svg:width="0.1362in" svg:height="0.0752in" svg:x="0.585in" svg:y="0.052in" svg:viewBox="0 0 347 192" svg:d="M25 162c-1 7-3 17-3 19 0 7 6 11 12 11 4 0 12-4 15-12 0 0 5-20 9-31l8-39c2-8 6-18 7-27 3-7 6-21 6-22 6-13 29-51 69-51 19 0 22 15 22 30 0 9-2 21-6 34l-12 50-8 32c-1 8-5 23-5 25 0 7 6 11 12 11 13 0 16-11 19-24 6-24 22-85 26-102 1-6 24-56 69-56 18 0 23 14 23 30 0 24-18 72-26 94-4 10-5 15-5 23 0 21 14 35 35 35 39 0 55-61 55-65 0-5-4-5-5-5-5 0-5 2-7 9-6 21-19 51-43 51-8 0-10-3-10-13 0-11 4-21 7-30 9-23 27-69 27-93 0-28-17-46-50-46-31 0-52 19-68 41-1-5-2-19-14-30-10-9-24-11-35-11-37 0-59 28-66 37-1-24-19-37-39-37-19 0-27 17-31 24-7 16-13 40-13 41 0 5 5 5 5 5 5 0 5 0 7-10 7-30 16-50 31-50 7 0 13 3 13 19 0 8-1 13-7 36z"><text:p/></draw:path><draw:path draw:style-name="gr3" draw:text-style-name="P84" svg:width="0.076in" svg:height="0.0752in" svg:x="0.7323in" svg:y="0.052in"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84" svg:width="0.0827in" svg:height="0.0752in" svg:x="0.8181in" svg:y="0.052in"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84" svg:width="0.0425in" svg:height="0.0772in" svg:x="0.9213in" svg:y="0.072in" svg:viewBox="0 0 109 197" svg:d="M67 8c0-8 0-8-8-8-19 19-47 19-59 19v11c7 0 26 0 43-8v151c0 9 0 13-30 13h-11v11c5 0 42-1 53-1 10 0 47 1 54 1v-11h-12c-30 0-30-4-30-13z"><text:p/></draw:path><draw:path draw:style-name="gr3" draw:text-style-name="P84" svg:width="0.0783in" svg:height="0.1016in" svg:x="0.987in" svg:y="0.0697in" svg:viewBox="0 0 200 259" svg:d="M194 16c4-3 6-5 6-9 0-3-2-7-7-7 0 0-1 0-5 1l-181 88c-6 2-7 5-7 8s1 5 7 7l180 87c5 2 6 2 6 2 5 0 7-3 7-7 0-5-3-6-6-7l-170-82zM188 259c5 0 12 0 12-7 0-8-6-8-12-8h-176c-5 0-12 0-12 8 0 7 7 7 12 7z"><text:p/></draw:path><draw:path draw:style-name="gr3" draw:text-style-name="P84" svg:width="0.0354in" svg:height="0.0783in" svg:x="1.0839in" svg:y="0.072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84" svg:width="0.0783in" svg:height="0.076in" svg:x="1.1382in" svg:y="0.0823in" svg:viewBox="0 0 200 194" svg:d="M194 16c4-3 6-5 6-9 0-3-2-7-7-7 0 0-1 0-5 1l-182 88c-4 2-6 3-6 8s4 6 6 7l181 88c5 2 6 2 6 2 5 0 7-3 7-8 0-4-3-6-6-7l-170-82z"><text:p/></draw:path><draw:path draw:style-name="gr3" draw:text-style-name="P84" svg:width="0.0512in" svg:height="0.1008in" svg:x="1.2295in" svg:y="0.072in"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84" svg:width="0.0134in" svg:height="0.05in" svg:x="1.3409in" svg:y="0.0992in" svg:viewBox="0 0 35 128" svg:d="M35 17c0-10-9-17-17-17-11 0-18 8-18 17 0 11 8 18 18 18s17-9 17-18zM35 112c0-11-9-18-17-18-11 0-18 8-18 18 0 9 8 16 18 16s17-8 17-16z"><text:p/></draw:path><draw:path draw:style-name="gr3" draw:text-style-name="P84" svg:width="0.026in" svg:height="0.0819in" svg:x="1.4114in" svg:y="0.0693in" svg:viewBox="0 0 67 209" svg:d="M66 8c0 0 1-3 1-4 0-2-1-4-5-4-6 0-31 2-38 2-2 2-6 2-6 8 0 4 4 4 7 4 15 0 15 2 15 4s0 5-2 7l-37 147c-1 2-1 6-1 9 0 19 17 28 31 28 7 0 17-3 24-16 7-11 11-29 11-30 0-3-4-3-5-3-3 0-5 2-6 7-3 14-9 33-23 33-7 0-9-7-9-14 0-4 1-8 1-12z"><text:p/></draw:path><draw:path draw:style-name="gr3" draw:text-style-name="P84" svg:width="0.0295in" svg:height="0.0563in" svg:x="1.4539in" svg:y="0.1106in"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84" svg:width="0.0783in" svg:height="0.076in" svg:x="1.511in" svg:y="0.0823in" svg:viewBox="0 0 200 194" svg:d="M194 104c4-1 6-3 6-7 0-5-2-6-6-7l-181-88c-3-2-5-2-6-2-3 0-7 4-7 7 0 5 4 6 6 7l170 83-170 82c-4 2-6 3-6 7 0 5 4 8 7 8 0 0 3 0 6-2z"><text:p/></draw:path><draw:path draw:style-name="gr3" draw:text-style-name="P84" svg:width="0.026in" svg:height="0.0819in" svg:x="1.6098in" svg:y="0.0693in" svg:viewBox="0 0 67 209" svg:d="M66 8c0 0 1-3 1-4 0-2-1-4-5-4-6 0-31 2-38 2-2 2-6 2-6 8 0 4 4 4 7 4 15 0 15 2 15 4s0 5-2 7l-37 147c-1 2-1 6-1 9 0 19 17 28 31 28 7 0 17-3 24-16 7-11 11-29 11-30 0-3-4-3-5-3-3 0-5 2-6 7-3 14-9 33-23 33-7 0-9-7-9-14 0-4 1-8 1-12z"><text:p/></draw:path><draw:path draw:style-name="gr3" draw:text-style-name="P84" svg:width="0.0394in" svg:height="0.0724in" svg:x="1.6476in" svg:y="0.1106in" svg:viewBox="0 0 101 185" svg:d="M101 10c0-5-4-10-10-10s-13 6-13 13c0 5 5 9 10 9 7 0 13-6 13-12zM54 151c-4 16-17 27-30 27-4 0-6 0-7-2 5-2 6-8 6-10 0-4-3-9-10-9s-13 6-13 13c0 10 10 15 24 15s42-7 49-34l19-75c0-3 2-5 2-8 0-12-12-20-27-20-26 0-42 29-42 32 0 4 4 4 5 4 4 0 4-1 5-4 9-20 24-25 31-25 8 0 10 7 10 11s-2 4-2 6z"><text:p/></draw:path><draw:path draw:style-name="gr3" draw:text-style-name="P84" svg:width="0.0146in" svg:height="0.0358in" svg:x="1.7193in" svg:y="0.1366in" svg:viewBox="0 0 38 92" svg:d="M30 30c0 16-2 35-24 54-1 1-1 2-1 4s2 4 3 4c5 0 30-24 30-60 0-18-7-32-21-32-10 0-17 7-17 17 0 9 7 18 18 18 7 0 12-5 12-5z"><text:p/></draw:path><draw:path draw:style-name="gr3" draw:text-style-name="P84" svg:width="0.065in" svg:height="0.0736in" svg:x="1.7835in" svg:y="0.0984in"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3" draw:text-style-name="P84" svg:width="0.0295in" svg:height="0.0563in" svg:x="1.8594in" svg:y="0.1106in"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3" draw:text-style-name="P84" svg:width="0.0783in" svg:height="0.076in" svg:x="1.9173in" svg:y="0.0823in" svg:viewBox="0 0 200 194" svg:d="M194 104c4-1 6-3 6-7 0-5-2-6-6-7l-181-88c-3-2-5-2-6-2-3 0-7 4-7 7 0 5 4 6 6 7l170 83-170 82c-4 2-6 3-6 7 0 5 4 8 7 8 0 0 3 0 6-2z"><text:p/></draw:path><draw:path draw:style-name="gr3" draw:text-style-name="P84" svg:width="0.065in" svg:height="0.0736in" svg:x="2.0083in" svg:y="0.0984in"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3" draw:text-style-name="P84" svg:width="0.0394in" svg:height="0.0724in" svg:x="2.0803in" svg:y="0.1106in" svg:viewBox="0 0 101 185" svg:d="M101 10c0-5-4-10-10-10s-13 6-13 13c0 5 5 9 10 9 7 0 13-6 13-12zM54 151c-4 16-17 27-30 27-4 0-6 0-7-2 5-2 6-8 6-10 0-4-3-9-10-9s-13 6-13 13c0 10 10 15 24 15s42-7 49-34l19-75c0-3 2-5 2-8 0-12-12-20-27-20-26 0-42 29-42 32 0 4 4 4 5 4 4 0 4-1 5-4 9-20 24-25 31-25 8 0 10 7 10 11s-2 4-2 6z"><text:p/></draw:path><draw:path draw:style-name="gr3" draw:text-style-name="P84" svg:width="0.0591in" svg:height="0.1657in" svg:x="2.1591in" svg:y="0in" svg:viewBox="0 0 151 422" svg:d="M90 56c0-16 11-44 58-46 1-2 3-3 3-5 0-5-3-5-8-5-42 0-82 22-82 53v96c0 17 0 30-17 44-15 12-31 13-40 13-3 2-4 3-4 5 0 5 2 5 7 5 28 2 48 17 53 37 1 5 1 6 1 22v84c0 17 0 31 21 47 16 13 44 16 61 16 5 0 8 0 8-3 0-5-2-5-7-5-26-2-48-16-53-37-1-4-1-5-1-21v-88c0-20-4-27-17-40-9-8-21-13-33-17 34-9 50-29 50-54z"><text:p/></draw:path><draw:path draw:style-name="gr3" draw:text-style-name="P84" svg:width="0.1398in" svg:height="0.1134in" svg:x="2.2366in" svg:y="0.0114in"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8c-4 15-6 19-38 19-8 0-12 0-12 8 0 5 5 5 6 5 12 0 42-1 54-1 8 0 18 0 26 0 10 0 20 1 28 1 4 0 8 0 8-8 0-5-3-5-12-5-15 0-27 0-27-7 0-3 1-5 2-7l29-117h128c-18 71-27 111-28 117-5 14-12 14-39 14-7 0-11 0-11 8 0 5 5 5 6 5 12 0 42-1 54-1 9 0 18 0 27 0s19 1 27 1c4 0 9 0 9-8 0-5-4-5-11-5-16 0-28 0-28-7 0-3 0-5 2-7z"><text:p/></draw:path><draw:path draw:style-name="gr3" draw:text-style-name="P84" svg:width="0.039in" svg:height="0.1657in" svg:x="2.398in" svg:y="0in" svg:viewBox="0 0 100 422" svg:d="M100 419c0-1 0-3-9-10-53-53-66-133-66-198 0-73 16-146 69-199 6-6 6-6 6-7 0-4-3-5-5-5-5 0-43 29-69 83-21 47-26 93-26 128 0 34 5 84 28 132 26 53 62 79 67 79 2 0 5-1 5-3z"><text:p/></draw:path><draw:path draw:style-name="gr3" draw:text-style-name="P84" svg:width="0.0441in" svg:height="0.1114in" svg:x="2.4512in" svg:y="0.0146in" svg:viewBox="0 0 113 284" svg:d="M109 16c0-9-6-16-17-16-10 0-22 11-22 23 0 7 6 14 16 14s23-9 23-21zM77 174c5-12 5-13 8-24 4-8 6-14 6-23 0-19-13-35-35-35-40 0-56 62-56 66s5 4 5 4c5 0 5-1 7-7 12-40 29-53 43-53 4 0 11 0 11 13 0 10-4 18-5 23-3 11-23 60-30 78-3 11-9 25-9 34 0 20 14 34 34 34 41 0 57-61 57-64 0-5-4-5-5-5-5 0-5 1-7 8-7 27-22 52-43 52-8 0-11-4-11-13 0-11 3-17 13-44z"><text:p/></draw:path><draw:path draw:style-name="gr3" draw:text-style-name="P84" svg:width="0.039in" svg:height="0.1657in" svg:x="2.513in" svg:y="0in" svg:viewBox="0 0 100 422" svg:d="M100 211c0-32-5-84-29-132-25-51-63-79-66-79-4 0-5 1-5 5 0 1 0 1 8 9 42 42 66 110 66 197 0 73-15 148-68 201-6 4-6 6-6 7 0 2 1 3 5 3 3 0 42-28 67-81 22-47 28-94 28-130z"><text:p/></draw:path><draw:path draw:style-name="gr3" draw:text-style-name="P84" svg:width="0.0591in" svg:height="0.1657in" svg:x="2.5799in" svg:y="0in" svg:viewBox="0 0 151 422" svg:d="M61 367c0 17-11 43-57 47-3 0-4 1-4 5 0 3 5 3 8 3 41 0 81-20 82-52v-96c0-17 0-30 17-45 14-12 31-13 41-13 1 0 3-2 3-5s-2-3-7-5c-28-1-48-16-53-37-1-5-1-6-1-20v-84c0-18 0-31-20-48-17-12-47-17-62-17-3 0-8 0-8 5 0 3 2 3 7 5 27 1 47 14 53 36 1 4 1 4 1 20v89c0 19 4 26 17 39 10 10 22 14 34 17-35 10-51 30-51 54z"><text:p/></draw:path><draw:path draw:style-name="gr3" draw:text-style-name="P84" svg:width="0.1106in" svg:height="0.1106in" svg:x="2.6972in" svg:y="0.0283in" svg:viewBox="0 0 282 282" svg:d="M150 150h118c6 0 14 0 14-8 0-10-8-10-14-10h-118v-118c0-6 0-14-8-14-10 0-10 8-10 14v118h-118c-6 0-14 0-14 10 0 8 8 8 14 8h118v118c0 6 0 14 10 14 8 0 8-8 8-14z"><text:p/></draw:path><draw:path draw:style-name="gr3" draw:text-style-name="P84" svg:width="0.0819in" svg:height="0.1173in" svg:x="2.863in" svg:y="0.0102in" svg:viewBox="0 0 209 299" svg:d="M98 5c0 0 0-5-6-5-9 0-40 4-51 5-4 0-7 0-7 8 0 5 3 5 9 5 21 0 22 2 22 7l-1 9-63 243c-1 6-1 7-1 10 0 9 8 12 12 12 7 0 14-5 16-11l8-32 10-39c2-9 4-19 7-29 1-2 3-15 5-18 1-4 14-27 28-39 10-7 22-15 41-15 18 0 23 15 23 29 0 23-17 70-26 95-4 11-6 16-6 24 0 19 15 35 34 35 40 0 57-63 57-66 0-4-5-4-6-4-4 0-4 1-6 7-6 23-21 53-43 53-8 0-11-5-11-14 0-10 5-21 8-30 6-18 25-69 25-93 0-27-16-45-48-45-27 0-46 13-63 32z"><text:p/></draw:path><draw:path draw:style-name="gr3" draw:text-style-name="P84" svg:width="0.0512in" svg:height="0.1008in" svg:x="2.95in" svg:y="0.072in"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84" svg:width="0.0177in" svg:height="0.0177in" svg:x="3.0343in" svg:y="0.1075in" svg:viewBox="0 0 46 46" svg:d="M46 23c0-12-10-23-23-23-12 0-23 11-23 23 0 13 11 23 23 23 13 0 23-10 23-23z"><text:p/></draw:path></draw:g><text:s/></text:p>
      <text:p text:style-name="P44">Pour un exemplaire à <draw:g text:anchor-type="as-char" svg:y="-0.0728in" draw:z-index="9" draw:name="Shape10" draw:style-name="gr1"><svg:title>TexMaths</svg:title><svg:desc>12§display§$n$ §svg§600§FALSE§</svg:desc><draw:polygon draw:style-name="gr2" draw:text-style-name="P83" svg:width="0.0921in" svg:height="0.0709in" svg:x="0in" svg:y="0.002in" svg:viewBox="0 0 235 181" draw:points="117,181 0,181 0,0 235,0 235,181"><text:p/></draw:polygon><draw:path draw:style-name="gr3" draw:text-style-name="P84" svg:width="0.0835in" svg:height="0.0728in" svg:x="0.0051in" svg:y="0in" svg:viewBox="0 0 213 186" svg:d="M34 42v112c0 19-5 19-34 19v13c14 0 36-1 48-1 11 0 33 1 48 1v-13c-29 0-34 0-34-19v-78c0-43 30-66 58-66 26 0 31 22 31 46v98c0 19-5 19-34 19v13c16 0 38-1 48-1 11 0 34 1 48 1v-13c-22 0-32 0-33-12v-81c0-36 0-49-13-64-6-8-20-16-45-16-31 0-50 18-62 44v-44l-60 5v13c30 0 34 2 34 24z"><text:p/></draw:path></draw:g><text:s/>blocs la solution se trouve à <draw:g text:anchor-type="as-char" svg:y="-0.1252in" draw:z-index="10" draw:name="Shape11" draw:style-name="gr1"><svg:title>TexMaths</svg:title><svg:desc>12§display§$\max_{1 \leq j \leq 3n} H(j)$§svg§600§FALSE§</svg:desc><draw:polygon draw:style-name="gr2" draw:text-style-name="P83" svg:width="1.1874in" svg:height="0.1717in" svg:x="0in" svg:y="0.0004in" svg:viewBox="0 0 3017 437" draw:points="1508,437 0,437 0,0 3017,0 3017,437"><text:p/></draw:polygon><draw:path draw:style-name="gr3" draw:text-style-name="P84" svg:width="0.1295in" svg:height="0.0732in" svg:x="0.0051in" svg:y="0.0512in" svg:viewBox="0 0 330 187" svg:d="M34 42v112c0 20-5 20-34 20v13c14 0 36-1 48-1 11 0 32 1 47 1v-13c-28 0-33 0-33-20v-77c0-43 30-67 57-67s32 22 32 46v98c0 20-5 20-33 20v13c14 0 36-1 48-1 10 0 32 1 46 1v-13c-27 0-32 0-32-20v-77c0-43 30-67 58-67 26 0 31 22 31 46v98c0 20-5 20-34 20v13c15 0 36-1 48-1 11 0 33 1 47 1v-13c-22 0-32 0-32-12v-82c0-36 0-49-14-64-6-8-20-16-44-16-36 0-54 25-61 42-6-37-37-42-57-42-31 0-50 18-62 44v-44l-60 5v13c30 0 34 2 34 24z"><text:p/></draw:path><draw:path draw:style-name="gr3" draw:text-style-name="P84" svg:width="0.0752in" svg:height="0.076in" svg:x="0.1457in" svg:y="0.0484in" svg:viewBox="0 0 192 194" svg:d="M124 158c1 17 13 35 33 35 9 0 35-6 35-41v-24h-11v24c0 24-11 28-15 28-15 0-16-20-16-22v-85c0-18 0-33-16-50-16-16-37-23-57-23-35 0-65 20-65 48 0 13 8 20 20 20 11 0 20-8 20-20 0-5-3-19-22-19 11-15 32-19 46-19 20 0 44 16 44 53v16c-22 1-50 2-78 16-31 14-42 35-42 55 0 33 41 44 68 44 28 0 47-17 56-36zM120 89v41c0 41-30 56-49 56-21 0-39-16-39-38s18-57 88-59z"><text:p/></draw:path><draw:path draw:style-name="gr3" draw:text-style-name="P84" svg:width="0.0839in" svg:height="0.0713in" svg:x="0.2236in" svg:y="0.0516in" svg:viewBox="0 0 214 182" svg:d="M116 83c14-16 29-36 40-48 13-15 30-22 50-22v-13c-10 1-24 1-34 1-14 0-36-1-41-1v13c8 1 12 6 12 13 0 8-4 12-6 15l-27 33-33-43c-4-3-4-5-4-7 0-6 6-11 16-11v-13c-12 0-40 1-47 1-8 0-29 0-40-1v13c30 0 30 0 50 27l42 53-40 51c-20 25-46 26-54 26v12c11 0 24-1 35-1 13 0 30 1 41 1v-12c-10-2-12-7-12-13 0-10 12-24 37-54l32 42c4 5 10 12 10 14 0 4-4 10-16 11v12c13 0 36-1 46-1 12 0 29 1 41 1v-12c-23 0-30-1-40-13z"><text:p/></draw:path><draw:path draw:style-name="gr3" draw:text-style-name="P84" svg:width="0.0425in" svg:height="0.0768in" svg:x="0.3217in" svg:y="0.072in" svg:viewBox="0 0 109 196" svg:d="M67 8c0-8 0-8-8-8-19 19-47 19-59 19v11c7 0 26 0 43-8v150c0 10 0 14-30 14h-11v10c5 0 42-1 53-1 10 0 47 1 54 1v-10h-12c-30 0-30-4-30-14z"><text:p/></draw:path><draw:path draw:style-name="gr3" draw:text-style-name="P84" svg:width="0.0783in" svg:height="0.1016in" svg:x="0.3878in" svg:y="0.0689in" svg:viewBox="0 0 200 259" svg:d="M194 16c4-3 6-5 6-9 0-3-2-7-7-7 0 0-1 0-5 1l-181 88c-6 2-7 4-7 8 0 2 1 5 7 7l180 86c5 3 6 3 6 3 5 0 7-4 7-7 0-5-3-6-6-8l-170-81zM188 259c5 0 12 0 12-8s-6-8-12-8h-176c-5 0-12 0-12 8s7 8 12 8z"><text:p/></draw:path><draw:path draw:style-name="gr3" draw:text-style-name="P84" svg:width="0.0512in" svg:height="0.1004in" svg:x="0.4791in" svg:y="0.072in" svg:viewBox="0 0 131 256" svg:d="M131 11c0-5-4-11-12-11-9 0-17 8-17 17 0 5 4 11 12 11s17-8 17-17zM67 211c-5 20-20 37-38 37-4 0-7 0-11-1 8-4 11-11 11-16 0-7-6-11-12-11-10 0-17 9-17 18 0 11 12 18 30 18 17 0 53-11 61-47l28-105c0-3 1-6 1-11 0-15-14-27-32-27-33 0-52 41-52 45s4 4 5 4c3 0 3-1 6-6 7-17 23-35 41-35 7 0 9 5 9 15 0 3-1 7-1 8z"><text:p/></draw:path><draw:path draw:style-name="gr3" draw:text-style-name="P84" svg:width="0.0783in" svg:height="0.1016in" svg:x="0.5531in" svg:y="0.0689in" svg:viewBox="0 0 200 259" svg:d="M194 16c4-3 6-5 6-9 0-3-2-7-7-7 0 0-1 0-5 1l-181 88c-6 2-7 4-7 8 0 2 1 5 7 7l180 86c5 3 6 3 6 3 5 0 7-4 7-7 0-5-3-6-6-8l-170-81zM188 259c5 0 12 0 12-8s-6-8-12-8h-176c-5 0-12 0-12 8s7 8 12 8z"><text:p/></draw:path><draw:path draw:style-name="gr3" draw:text-style-name="P84" svg:width="0.0535in" svg:height="0.0791in" svg:x="0.6504in" svg:y="0.072in" svg:viewBox="0 0 137 202" svg:d="M65 98c24 0 41 16 41 48 0 36-22 47-40 47-12 0-37-3-50-21 14 0 18-10 18-16 0-10-8-16-17-16s-17 5-17 17c0 27 31 45 67 45 41 0 70-27 70-56 0-24-19-47-52-54 31-11 42-33 42-51 0-23-26-41-60-41-32 0-57 16-57 40 0 10 6 15 15 15s15-6 15-14c0-10-6-16-15-16 10-13 30-17 42-17 13 0 31 8 31 33 0 13-3 26-12 36s-18 12-32 12c-7 1-8 1-10 1-1 0-3 0-3 3 0 5 3 5 8 5z"><text:p/></draw:path><draw:path draw:style-name="gr3" draw:text-style-name="P84" svg:width="0.0709in" svg:height="0.0524in" svg:x="0.7161in" svg:y="0.0984in" svg:viewBox="0 0 181 134" svg:d="M23 113c-1 3-4 10-4 11 0 6 6 10 11 10s10-4 11-7 3-12 6-18c1-6 5-19 6-26 2-8 3-14 5-21 3-12 4-14 13-26 8-12 21-28 44-28 17 0 17 16 17 21 0 18-12 51-17 63-3 9-5 11-5 17 0 15 14 25 29 25 29 0 42-41 42-45s-3-4-5-4c-3 0-3 1-4 5-8 24-21 36-33 36-6 0-7-4-7-11 0-6 1-11 7-24 4-8 16-41 16-57 0-29-23-34-39-34-25 0-42 16-50 28-2-22-19-28-32-28-12 0-20 10-23 16-7 12-11 28-11 29 0 4 4 4 5 4 5 0 5-1 7-8 4-18 10-33 22-33 7 0 9 6 9 15 0 6-2 17-5 25-2 7-4 20-7 26z"><text:p/></draw:path><draw:path draw:style-name="gr3" draw:text-style-name="P84" svg:width="0.1398in" svg:height="0.1134in" svg:x="0.8354in" svg:y="0.0102in" svg:viewBox="0 0 356 289" svg:d="M306 32c4-15 5-19 36-19 11 0 14 0 14-8 0-5-4-5-6-5-12 0-42 1-54 1s-42-1-55-1c-2 0-7 0-7 8 0 5 4 5 12 5 0 0 8 0 16 1 7 0 10 2 10 6 0 3 0 3-1 9l-25 103h-130l26-100c3-15 4-19 36-19 10 0 14 0 14-8 0-5-5-5-6-5-12 0-42 1-54 1-13 0-43-1-55-1-4 0-9 0-9 8 0 5 5 5 12 5 2 0 10 0 17 1 7 0 11 2 11 6 0 3 0 4-1 9l-57 227c-4 16-6 19-38 19-8 0-12 0-12 9 0 5 5 5 6 5 12 0 42-2 54-2 8 0 18 0 26 0 10 0 20 2 28 2 4 0 8 0 8-9 0-5-3-5-12-5-15 0-27 0-27-7 0-2 1-5 2-7l29-116h128c-18 70-27 110-28 116-5 14-12 14-39 14-7 0-11 0-11 9 0 5 5 5 6 5 12 0 42-2 54-2 9 0 18 0 27 0s19 2 27 2c4 0 9 0 9-9 0-5-4-5-11-5-16 0-28 0-28-7 0-2 0-5 2-7z"><text:p/></draw:path><draw:path draw:style-name="gr3" draw:text-style-name="P84" svg:width="0.039in" svg:height="0.1654in" svg:x="0.9969in" svg:y="0.0004in" svg:viewBox="0 0 100 421" svg:d="M100 418c0-1 0-3-9-10-53-52-66-133-66-197 0-73 16-146 69-199 6-6 6-6 6-7 0-4-3-5-5-5-5 0-43 29-69 83-21 46-26 93-26 128 0 33 5 83 28 131 26 53 62 79 67 79 2 0 5-1 5-3z"><text:p/></draw:path><draw:path draw:style-name="gr3" draw:text-style-name="P84" svg:width="0.0681in" svg:height="0.1433in" svg:x="1.0425in" svg:y="0.0134in" svg:viewBox="0 0 174 365" svg:d="M174 16c0-9-6-16-16-16-9 0-22 10-22 23 0 8 6 14 15 14 12 0 23-11 23-21zM89 300c-9 33-29 57-53 57-2 0-8 0-16-5 12-2 20-13 20-22 0-7-5-15-17-15-11 0-23 9-23 25 0 17 17 25 37 25 30 0 70-21 81-63l38-155c2-8 2-14 2-15 0-24-18-40-39-40-43 0-67 61-67 66 0 4 4 4 4 4 5 0 5 0 9-9 11-26 30-51 53-51 6 0 14 1 14 19 0 9-1 14-4 21z"><text:p/></draw:path><draw:path draw:style-name="gr3" draw:text-style-name="P84" svg:width="0.039in" svg:height="0.1654in" svg:x="1.1319in" svg:y="0.0004in" svg:viewBox="0 0 100 421" svg:d="M100 211c0-33-5-84-29-132-25-51-63-79-66-79-4 0-5 1-5 5 0 1 0 1 8 9 42 42 66 109 66 197 0 73-15 147-68 200-6 4-6 6-6 7 0 2 1 3 5 3 3 0 42-28 67-81 22-47 28-93 28-129z"><text:p/></draw:path></draw:g>.</text:p>
      <text:h text:style-name="P66" text:outline-level="2">Recherche avec tabou</text:h>
      <text:p text:style-name="P44">Enfin vous devez implanter l'approche de recherche avec tabou avec le voisinage suivant :</text:p>
      <text:p text:style-name="P54"><text:tab/>Choisir un bloc parmi ceux ne faisant pas partie de la tour ni de la liste taboue puis le placer sur le bloc le plus haut dans la tour courante qui puisse le recevoir. <text:s/>Ce mouvement permet en particulier de modifier la base de la tour. <text:s/>Cette insertion peut engendrer le retrait de certains blocs directement au-dessus pour conserver l'équilibre de la tour: chacun de ces blocs sera alors tabou pour un nombre d'itérations choisi uniformément au hasard dans l'intervalle <draw:g text:anchor-type="as-char" svg:y="-0.1252in" draw:z-index="11" draw:name="Shape12" draw:style-name="gr1"><svg:title>TexMaths</svg:title><svg:desc>12§display§$[7,10]$§svg§600§FALSE§</svg:desc><draw:polygon draw:style-name="gr2" draw:text-style-name="P83" svg:width="0.3874in" svg:height="0.1657in" svg:x="0in" svg:y="0.0004in" svg:viewBox="0 0 985 422" draw:points="493,422 0,422 0,0 985,0 985,422"><text:p/></draw:polygon><draw:polygon draw:style-name="gr3" draw:text-style-name="P84" svg:width="0.0228in" svg:height="0.1657in" svg:x="0.0193in" svg:y="0.0004in" svg:viewBox="0 0 59 422" draw:points="59,422 59,406 17,406 17,17 59,17 59,0 0,0 0,422"><text:p/></draw:polygon><draw:path draw:style-name="gr3" draw:text-style-name="P84" svg:width="0.0713in" svg:height="0.1157in" svg:x="0.0551in" svg:y="0.0102in" svg:viewBox="0 0 182 295" svg:d="M179 29c3-6 3-6 3-16h-103c-51 0-53-5-54-13h-11l-14 88h11c1-8 5-34 11-39 2-3 36-3 40-3h89c-5 7-38 54-48 67-38 57-53 116-53 159 0 4 0 23 21 23 19 0 19-19 19-23v-21c0-23 1-47 5-70 1-9 7-45 26-72z"><text:p/></draw:path><draw:path draw:style-name="gr3" draw:text-style-name="P84" svg:width="0.0193in" svg:height="0.0496in" svg:x="0.1437in" svg:y="0.1071in" svg:viewBox="0 0 50 127" svg:d="M50 44c0-26-10-44-27-44-16 0-23 12-23 23s7 23 23 23c7 0 12-4 17-6v-2c1 0 1 0 1 6 0 28-12 54-31 74-3 2-3 3-3 4 0 4 3 5 4 5 6 0 39-33 39-83z"><text:p/></draw:path><draw:path draw:style-name="gr3" draw:text-style-name="P84" svg:width="0.0547in" svg:height="0.1106in" svg:x="0.1898in" svg:y="0.0134in" svg:viewBox="0 0 140 282" svg:d="M88 11c0-10 0-11-10-11-26 28-65 28-78 28v13c8 0 34 0 55-12v219c0 16-1 21-39 21h-14v13c16-1 52-1 70-1 17 0 54 0 68 1v-13h-13c-38 0-39-5-39-21z"><text:p/></draw:path><draw:path draw:style-name="gr3" draw:text-style-name="P84" svg:width="0.0701in" svg:height="0.1146in" svg:x="0.2646in" svg:y="0.0134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olygon draw:style-name="gr3" draw:text-style-name="P84" svg:width="0.0228in" svg:height="0.1657in" svg:x="0.3449in" svg:y="0.0004in" svg:viewBox="0 0 59 422" draw:points="59,0 0,0 0,17 42,17 42,406 0,406 0,422 59,422"><text:p/></draw:polygon></draw:g>. Le voisin choisi est celui qui maximise la hauteur de la tour.</text:p>
      <text:p text:style-name="P44"><text:tab/>Démarrez avec une tour vide et arrêtez après 100 itérations sans amélioration de la meilleure solution trouvée.</text:p>
      <text:h text:style-name="P62" text:outline-level="1"/>
      <text:h text:style-name="P64" text:outline-level="1">Jeu de données</text:h>
      <text:p text:style-name="P17"><text:tab/><text:span text:style-name="T22">Pour tester les algorithmes, vous devez générer un jeu de données avec 10 exemplaires </text:span></text:p>
      <text:p text:style-name="P16">pour les tailles: <text:span text:style-name="T29">100</text:span>, 500, 1000, 5000, 10000, 50000 <text:span text:style-name="T29">et 100000</text:span>. Vous pouvez utiliser le script suivant:</text:p>
      <text:p text:style-name="P45"/>
      <text:p text:style-name="P57">#!/bin/bash</text:p>
      <text:p text:style-name="P56">for n in {100,500,1000,5000,10000,50000,100000}; do</text:p>
      <text:p text:style-name="P56"><text:s text:c="4"/>for i in {1..10}; do</text:p>
      <text:p text:style-name="P56"><text:s text:c="8"/># Génération d'une permutation de 1 à 3n</text:p>
      <text:p text:style-name="P56"><text:s text:c="8"/>shuf -i 1-$((3*$n)) | </text:p>
      <text:p text:style-name="P56"><text:s text:c="8"/># Regroupement par bloc de 3</text:p>
      <text:p text:style-name="P56"><text:s text:c="8"/>awk 'BEGIN {i=0} {printf $1; if (++i%3==0) printf "\n"; <text:s/>else printf " "}' <text:span text:style-name="T23">|</text:span></text:p>
      <text:p text:style-name="P56"><text:tab/><text:span text:style-name="T25"># On génère trois orientations différentes</text:span></text:p>
      <text:p text:style-name="P58"><text:s text:c="8"/>awk '{</text:p>
      <text:p text:style-name="P58"><text:tab/><text:tab/>printf $1; if ($2 &lt; $3) print " "$2" "$3; else prin<text:span text:style-name="T27">t</text:span> " "$3" "$2;</text:p>
      <text:p text:style-name="P58"><text:tab/><text:tab/>printf $2; if ($1 &lt; $3) print " "$1" "$3; else prin<text:span text:style-name="T27">t</text:span> " "$3" "$1;</text:p>
      <text:p text:style-name="P58"><text:tab/><text:tab/>printf $3; if ($1 &lt; $2) print " "$1" "$2; else prin<text:span text:style-name="T27">t</text:span> " "$2" "$1;</text:p>
      <text:p text:style-name="P58"><text:tab/>}' <text:span text:style-name="T24">&gt; b${n}_${i}.txt</text:span></text:p>
      <text:p text:style-name="P56"><text:s text:c="4"/>done</text:p>
      <text:p text:style-name="P56">done</text:p>
      <text:p text:style-name="P55"/>
      <text:p text:style-name="P18">Chaque ligne représente les trois dimensions d’un bloc <text:span text:style-name="T26">(hauteur, largeur, profondeur). Chaque taille </text:span><text:span text:style-name="T5">n </text:span><text:span text:style-name="T10">contient </text:span><text:span text:style-name="T5">3n </text:span><text:span text:style-name="T10">blocs. Si vous regardez le script, on génère trois blocs à partir de chaque groupe de trois entiers généré par </text:span><text:span text:style-name="T6">shuf</text:span><text:span text:style-name="T11"> + </text:span><text:span text:style-name="T6">awk</text:span><text:span text:style-name="T11">.</text:span></text:p>
      <text:h text:style-name="P65" text:outline-level="1">Présentation des résultats</text:h>
      <table:table table:name="Table1" table:style-name="Table1">
        <table:table-column table:style-name="Table1.A"/>
        <table:table-column table:style-name="Table1.B"/>
        <table:table-row table:style-name="TableLine105553174607104">
          <table:table-cell table:style-name="Table1.A1" office:value-type="string">
            <text:p text:style-name="P30">0</text:p>
          </table:table-cell>
          <table:table-cell table:style-name="Table1.B1" office:value-type="string">
            <text:p text:style-name="P24"><text:s/>/ <text:span text:style-name="T33">5 pt</text:span></text:p>
          </table:table-cell>
        </table:table-row>
      </table:table>
      <text:p text:style-name="Standard"/>
      <text:h text:style-name="P67" text:outline-level="3">Tableau des résulats</text:h>
      <text:p text:style-name="P14"><text:tab/>Exécutez chacun des trois algorithmes en notant leur temps d'exécution et la hauteur maximale de votre tour, mais ne rapportez dans un tableau que la moyenne de chacune des séries de dix exemplaires. Pour le vorace probabiliste, exécutez chaque exemplaire dix fois et utilisez la moyenne de ces exécutions.</text:p>
      <text:p text:style-name="P19"/>
      <table:table table:name="Table8" table:style-name="Table8">
        <table:table-column table:style-name="Table8.A"/>
        <table:table-column table:style-name="Table8.B"/>
        <table:table-column table:style-name="Table8.C"/>
        <table:table-row table:style-name="TableLine105553174801920">
          <table:table-cell table:style-name="Table8.A1" office:value-type="string">
            <text:p text:style-name="P34">Tailles Exemplaires</text:p>
          </table:table-cell>
          <table:table-cell table:style-name="Table8.A1" office:value-type="string">
            <text:p text:style-name="P34">Temps d’exécution moyen (s)</text:p>
          </table:table-cell>
          <table:table-cell table:style-name="Table8.C1" office:value-type="string">
            <text:p text:style-name="P34">Hauteur maximal moyen (m)</text:p>
          </table:table-cell>
        </table:table-row>
        <table:table-row table:style-name="TableLine105553174185472">
          <table:table-cell table:style-name="Table8.A2" office:value-type="string">
            <text:p text:style-name="P34">100</text:p>
          </table:table-cell>
          <table:table-cell table:style-name="Table8.A2" office:value-type="string">
            <text:p text:style-name="P34">0.0086668</text:p>
          </table:table-cell>
          <table:table-cell table:style-name="Table8.C2" office:value-type="string">
            <text:p text:style-name="P34">6 896.8</text:p>
          </table:table-cell>
        </table:table-row>
        <table:table-row table:style-name="TableLine105553174186496">
          <table:table-cell table:style-name="Table8.A2" office:value-type="string">
            <text:p text:style-name="P34">500</text:p>
          </table:table-cell>
          <table:table-cell table:style-name="Table8.A2" office:value-type="string">
            <text:p text:style-name="P34">0.1180849</text:p>
          </table:table-cell>
          <table:table-cell table:style-name="Table8.C2" office:value-type="string">
            <text:p text:style-name="P34">86 032.3</text:p>
          </table:table-cell>
        </table:table-row>
        <table:table-row table:style-name="TableLine105553174186752">
          <table:table-cell table:style-name="Table8.A2" office:value-type="string">
            <text:p text:style-name="P34">1000</text:p>
          </table:table-cell>
          <table:table-cell table:style-name="Table8.A2" office:value-type="string">
            <text:p text:style-name="P34">0.4248998</text:p>
          </table:table-cell>
          <table:table-cell table:style-name="Table8.C2" office:value-type="string">
            <text:p text:style-name="P34">250 130.3</text:p>
          </table:table-cell>
        </table:table-row>
        <table:table-row table:style-name="TableLine105553174187008">
          <table:table-cell table:style-name="Table8.A2" office:value-type="string">
            <text:p text:style-name="P34">5000</text:p>
          </table:table-cell>
          <table:table-cell table:style-name="Table8.A2" office:value-type="string">
            <text:p text:style-name="P36">8.3914273</text:p>
          </table:table-cell>
          <table:table-cell table:style-name="Table8.C2" office:value-type="string">
            <text:p text:style-name="P36">2 929 010.2</text:p>
          </table:table-cell>
        </table:table-row>
        <table:table-row table:style-name="TableLine105553174187264">
          <table:table-cell table:style-name="Table8.A2" office:value-type="string">
            <text:p text:style-name="P34">10000</text:p>
          </table:table-cell>
          <table:table-cell table:style-name="Table8.A2" office:value-type="string">
            <text:p text:style-name="P36">32.2182686</text:p>
          </table:table-cell>
          <table:table-cell table:style-name="Table8.C2" office:value-type="string">
            <text:p text:style-name="P36">8 465 433</text:p>
          </table:table-cell>
        </table:table-row>
        <table:table-row table:style-name="TableLine105553174187776">
          <table:table-cell table:style-name="Table8.A2" office:value-type="string">
            <text:p text:style-name="P34">50000</text:p>
          </table:table-cell>
          <table:table-cell table:style-name="Table8.A2" office:value-type="string">
            <text:p text:style-name="P36">542.790364</text:p>
          </table:table-cell>
          <table:table-cell table:style-name="Table8.C2" office:value-type="string">
            <text:p text:style-name="P36">31 145 838</text:p>
          </table:table-cell>
        </table:table-row>
        <table:table-row table:style-name="TableLine105553174188032">
          <table:table-cell table:style-name="Table8.A2" office:value-type="string">
            <text:p text:style-name="P34">100000</text:p>
          </table:table-cell>
          <table:table-cell table:style-name="Table8.A2" office:value-type="string">
            <text:p text:style-name="P36">3 268.24921</text:p>
          </table:table-cell>
          <table:table-cell table:style-name="Table8.C2" office:value-type="string">
            <text:p text:style-name="P36">48 233 440.7</text:p>
          </table:table-cell>
        </table:table-row>
      </table:table>
      <text:p text:style-name="P21">Tableau 1: Résultats de la programmation dynamique</text:p>
      <text:p text:style-name="P21"/>
      <text:p text:style-name="P20"/>
      <table:table table:name="Table9" table:style-name="Table9">
        <table:table-column table:style-name="Table9.A"/>
        <table:table-column table:style-name="Table9.B"/>
        <table:table-column table:style-name="Table9.C"/>
        <table:table-row table:style-name="TableLine105553174184448">
          <table:table-cell table:style-name="Table9.A1" office:value-type="string">
            <text:p text:style-name="P35">Tailles Exemplaires</text:p>
          </table:table-cell>
          <table:table-cell table:style-name="Table9.A1" office:value-type="string">
            <text:p text:style-name="P35">Temps d’exécution moyen (s)</text:p>
          </table:table-cell>
          <table:table-cell table:style-name="Table9.C1" office:value-type="string">
            <text:p text:style-name="P35">Hauteur maximal moyen (m)</text:p>
          </table:table-cell>
        </table:table-row>
        <table:table-row table:style-name="TableLine105553174189568">
          <table:table-cell table:style-name="Table9.A2" office:value-type="string">
            <text:p text:style-name="P35">100</text:p>
          </table:table-cell>
          <table:table-cell table:style-name="Table9.A2" office:value-type="string">
            <text:p text:style-name="P35"/>
          </table:table-cell>
          <table:table-cell table:style-name="Table9.C2" office:value-type="string">
            <text:p text:style-name="P35"/>
          </table:table-cell>
        </table:table-row>
        <table:table-row table:style-name="TableLine105553174190592">
          <table:table-cell table:style-name="Table9.A2" office:value-type="string">
            <text:p text:style-name="P35">500</text:p>
          </table:table-cell>
          <table:table-cell table:style-name="Table9.A2" office:value-type="string">
            <text:p text:style-name="P35"/>
          </table:table-cell>
          <table:table-cell table:style-name="Table9.C2" office:value-type="string">
            <text:p text:style-name="P35"/>
          </table:table-cell>
        </table:table-row>
        <table:table-row table:style-name="TableLine105553174190848">
          <table:table-cell table:style-name="Table9.A2" office:value-type="string">
            <text:p text:style-name="P35">1000</text:p>
          </table:table-cell>
          <table:table-cell table:style-name="Table9.A2" office:value-type="string">
            <text:p text:style-name="P35"/>
          </table:table-cell>
          <table:table-cell table:style-name="Table9.C2" office:value-type="string">
            <text:p text:style-name="P35"/>
          </table:table-cell>
        </table:table-row>
        <table:table-row table:style-name="TableLine105553174191104">
          <table:table-cell table:style-name="Table9.A2" office:value-type="string">
            <text:p text:style-name="P35">5000</text:p>
          </table:table-cell>
          <table:table-cell table:style-name="Table9.A2" office:value-type="string">
            <text:p text:style-name="P36"/>
          </table:table-cell>
          <table:table-cell table:style-name="Table9.C2" office:value-type="string">
            <text:p text:style-name="P36"/>
          </table:table-cell>
        </table:table-row>
        <table:table-row table:style-name="TableLine105553174191360">
          <table:table-cell table:style-name="Table9.A2" office:value-type="string">
            <text:p text:style-name="P35">10000</text:p>
          </table:table-cell>
          <table:table-cell table:style-name="Table9.A2" office:value-type="string">
            <text:p text:style-name="P36"/>
          </table:table-cell>
          <table:table-cell table:style-name="Table9.C2" office:value-type="string">
            <text:p text:style-name="P36"/>
          </table:table-cell>
        </table:table-row>
        <table:table-row table:style-name="TableLine105553174191872">
          <table:table-cell table:style-name="Table9.A2" office:value-type="string">
            <text:p text:style-name="P35">50000</text:p>
          </table:table-cell>
          <table:table-cell table:style-name="Table9.A2" office:value-type="string">
            <text:p text:style-name="P36"/>
          </table:table-cell>
          <table:table-cell table:style-name="Table9.C2" office:value-type="string">
            <text:p text:style-name="P36"/>
          </table:table-cell>
        </table:table-row>
        <table:table-row table:style-name="TableLine105553174192128">
          <table:table-cell table:style-name="Table9.A2" office:value-type="string">
            <text:p text:style-name="P35">100000</text:p>
          </table:table-cell>
          <table:table-cell table:style-name="Table9.A2" office:value-type="string">
            <text:p text:style-name="P36"/>
          </table:table-cell>
          <table:table-cell table:style-name="Table9.C2" office:value-type="string">
            <text:p text:style-name="P36"/>
          </table:table-cell>
        </table:table-row>
      </table:table>
      <text:p text:style-name="P23"><text:span text:style-name="T35">Tableau </text:span><text:span text:style-name="T36">2</text:span><text:span text:style-name="T35">: Résultats de la programmation </text:span><text:span text:style-name="T36">glouton</text:span></text:p>
      <text:p text:style-name="P22"/>
      <text:p text:style-name="P20"/>
      <table:table table:name="Table10" table:style-name="Table10">
        <table:table-column table:style-name="Table10.A"/>
        <table:table-column table:style-name="Table10.B"/>
        <table:table-column table:style-name="Table10.C"/>
        <table:table-row table:style-name="TableLine105553174188800">
          <table:table-cell table:style-name="Table10.A1" office:value-type="string">
            <text:p text:style-name="P35">Tailles Exemplaires</text:p>
          </table:table-cell>
          <table:table-cell table:style-name="Table10.A1" office:value-type="string">
            <text:p text:style-name="P35">Temps d’exécution moyen (s)</text:p>
          </table:table-cell>
          <table:table-cell table:style-name="Table10.C1" office:value-type="string">
            <text:p text:style-name="P35">Hauteur maximal moyen (m)</text:p>
          </table:table-cell>
        </table:table-row>
        <table:table-row table:style-name="TableLine105553174101248">
          <table:table-cell table:style-name="Table10.A2" office:value-type="string">
            <text:p text:style-name="P35">100</text:p>
          </table:table-cell>
          <table:table-cell table:style-name="Table10.A2" office:value-type="string">
            <text:p text:style-name="P35"/>
          </table:table-cell>
          <table:table-cell table:style-name="Table10.C2" office:value-type="string">
            <text:p text:style-name="P35"/>
          </table:table-cell>
        </table:table-row>
        <table:table-row table:style-name="TableLine105553174099456">
          <table:table-cell table:style-name="Table10.A2" office:value-type="string">
            <text:p text:style-name="P35">500</text:p>
          </table:table-cell>
          <table:table-cell table:style-name="Table10.A2" office:value-type="string">
            <text:p text:style-name="P35"/>
          </table:table-cell>
          <table:table-cell table:style-name="Table10.C2" office:value-type="string">
            <text:p text:style-name="P35"/>
          </table:table-cell>
        </table:table-row>
        <table:table-row table:style-name="TableLine105553174099712">
          <table:table-cell table:style-name="Table10.A2" office:value-type="string">
            <text:p text:style-name="P35">1000</text:p>
          </table:table-cell>
          <table:table-cell table:style-name="Table10.A2" office:value-type="string">
            <text:p text:style-name="P35"/>
          </table:table-cell>
          <table:table-cell table:style-name="Table10.C2" office:value-type="string">
            <text:p text:style-name="P35"/>
          </table:table-cell>
        </table:table-row>
        <table:table-row table:style-name="TableLine105553174100480">
          <table:table-cell table:style-name="Table10.A2" office:value-type="string">
            <text:p text:style-name="P35">5000</text:p>
          </table:table-cell>
          <table:table-cell table:style-name="Table10.A2" office:value-type="string">
            <text:p text:style-name="P36"/>
          </table:table-cell>
          <table:table-cell table:style-name="Table10.C2" office:value-type="string">
            <text:p text:style-name="P36"/>
          </table:table-cell>
        </table:table-row>
        <text:soft-page-break/>
        <table:table-row table:style-name="TableLine105553174100224">
          <table:table-cell table:style-name="Table10.A2" office:value-type="string">
            <text:p text:style-name="P35">10000</text:p>
          </table:table-cell>
          <table:table-cell table:style-name="Table10.A2" office:value-type="string">
            <text:p text:style-name="P36"/>
          </table:table-cell>
          <table:table-cell table:style-name="Table10.C2" office:value-type="string">
            <text:p text:style-name="P36"/>
          </table:table-cell>
        </table:table-row>
        <table:table-row table:style-name="TableLine105553174100992">
          <table:table-cell table:style-name="Table10.A2" office:value-type="string">
            <text:p text:style-name="P35">50000</text:p>
          </table:table-cell>
          <table:table-cell table:style-name="Table10.A2" office:value-type="string">
            <text:p text:style-name="P36"/>
          </table:table-cell>
          <table:table-cell table:style-name="Table10.C2" office:value-type="string">
            <text:p text:style-name="P36"/>
          </table:table-cell>
        </table:table-row>
        <table:table-row table:style-name="TableLine105553174099968">
          <table:table-cell table:style-name="Table10.A2" office:value-type="string">
            <text:p text:style-name="P35">100000</text:p>
          </table:table-cell>
          <table:table-cell table:style-name="Table10.A2" office:value-type="string">
            <text:p text:style-name="P36"/>
          </table:table-cell>
          <table:table-cell table:style-name="Table10.C2" office:value-type="string">
            <text:p text:style-name="P36"/>
          </table:table-cell>
        </table:table-row>
      </table:table>
      <text:p text:style-name="P22">Tableau 1: Résultats d<text:span text:style-name="T47">u tabou search</text:span></text:p>
      <text:p text:style-name="P14"/>
      <text:h text:style-name="P68" text:outline-level="3">Graphs pour analyse hybride</text:h>
      <text:p text:style-name="P46"><text:tab/><text:span text:style-name="T4">Voir questions plus bas.</text:span></text:p>
      <text:h text:style-name="P63" text:outline-level="1">Analyse et discussion</text:h>
      <table:table table:name="Table4" table:style-name="Table4">
        <table:table-column table:style-name="Table4.A"/>
        <table:table-column table:style-name="Table4.B"/>
        <table:table-row table:style-name="TableLine105553174101504">
          <table:table-cell table:style-name="Table4.A1" office:value-type="string">
            <text:p text:style-name="P30">0</text:p>
          </table:table-cell>
          <table:table-cell table:style-name="Table4.B1" office:value-type="string">
            <text:p text:style-name="P25"><text:s/>/ <text:span text:style-name="T33">8 pt</text:span></text:p>
          </table:table-cell>
        </table:table-row>
      </table:table>
      <text:h text:style-name="P69" text:outline-level="3">Tentez une analyse asymptotique du temps de calcul pour chaque algorithme.</text:h>
      <text:p text:style-name="P39"><text:tab/>Si vous préférez écrire vos équations en Latex, vous pouvez <text:span text:style-name="T18">ajouter</text:span> un pdf <text:span text:style-name="T18">à la remise </text:span>avec la réponse à cette question et le mentionner ici.</text:p>
      <text:p text:style-name="P75">Algorithme de programmation dynamique :</text:p>
      <text:p text:style-name="P40"><text:span text:style-name="T37"><text:tab/></text:span><text:span text:style-name="T38">Nous allons premièrement utiliser la fonction sort() afin de trier les n blocs </text:span><text:span text:style-name="T39">d’une liste</text:span><text:span text:style-name="T38"> de façon décroissantes par rapport à leur surface. Pour n blocs, la fonction sort() à une complexité de </text:span><text:span text:style-name="T48">Θ</text:span><text:span text:style-name="T38">(nlogn).</text:span></text:p>
      <text:p text:style-name="P47"><text:span text:style-name="T38"><text:tab/>Ensuite on </text:span><text:span text:style-name="T39">va initialiser une variable qui va être égale à </text:span><text:span text:style-name="T40">la taille</text:span><text:span text:style-name="T39"> de la liste </text:span><text:span text:style-name="T40">(donc n)</text:span><text:span text:style-name="T39"> et déclarer certaines variables sans les initialiser. Complexité </text:span><text:span text:style-name="T48">Θ</text:span><text:span text:style-name="T38">(</text:span><text:span text:style-name="T39">1</text:span><text:span text:style-name="T38">).</text:span></text:p>
      <text:p text:style-name="P48"><text:span text:style-name="T38"><text:tab/></text:span><text:span text:style-name="T40">Nous avons <text:s/>ensuite utiliser une boucle for qui va remplir le tableau par rapport à la taille de la liste, donc complexité </text:span><text:span text:style-name="T48">Θ</text:span><text:span text:style-name="T38">(n).</text:span></text:p>
      <text:p text:style-name="P49"><text:span text:style-name="T38"><text:tab/></text:span><text:span text:style-name="T40">Nous allons ensuite utiliser deux boucles for imbriqués, </text:span><text:span text:style-name="T41">la première allant de 1 jusqu’a n et la deuxième <text:s/>allant de 0 jusqu’a la valeur de la première itération, donc jusqu’a n également pour la dernière itération. Don on aura une complexité de </text:span><text:span text:style-name="T48">Θ</text:span><text:span text:style-name="T38">(n</text:span><text:span text:style-name="T49">2</text:span><text:span text:style-name="T38">).</text:span></text:p>
      <text:p text:style-name="P49"><text:span text:style-name="T38"><text:tab/></text:span><text:span text:style-name="T41">Enfin, pour afficher notre tour, nous allons faire recours à plusieurs boucles for non imbriqués, ainsi que la fonction sort() et une boucle while. Ils ont chacun une complexité de </text:span><text:span text:style-name="T48">Θ</text:span><text:span text:style-name="T38">(n).</text:span></text:p>
      <text:p text:style-name="P50"><text:span text:style-name="T38"><text:tab/></text:span><text:span text:style-name="T42">Puisque toutes ces opérations se suivent, nous prenons la complexité maximale </text:span><text:span text:style-name="T48">Θ</text:span><text:span text:style-name="T38">(n</text:span><text:span text:style-name="T50">2</text:span><text:span text:style-name="T38">).</text:span></text:p>
      <text:p text:style-name="P51"><text:span text:style-name="T45">Algorithme </text:span><text:span text:style-name="T46">glouton </text:span><text:span text:style-name="T45">:</text:span></text:p>
      <text:p text:style-name="P52"><text:span text:style-name="T37"><text:tab/></text:span><text:span text:style-name="T43">Nous allons premièrement utiliser la fonction sort() afin de trier les n blocs d’une liste de façon décroissante par rapport à leur surface. Elle aura donc une complexité de </text:span><text:span text:style-name="T48">Θ</text:span><text:span text:style-name="T38">(nlogn).</text:span></text:p>
      <text:p text:style-name="P52"><text:span text:style-name="T38"><text:tab/></text:span><text:span text:style-name="T43">Nous utilisons ensuite une boucle for avec une condition pour remplir la liste de la tour. Puisqu’on va vérifier la condition n fois (taille de la liste de blocs), la complexité sera de </text:span><text:span text:style-name="T48">Θ</text:span><text:span text:style-name="T38">(n).</text:span></text:p>
      <text:p text:style-name="P53"><text:span text:style-name="T38"><text:tab/></text:span><text:span text:style-name="T43">Enfin nous utilisons une boucle for qui va parcourir la liste de la tour contenant m élements </text:span><text:span text:style-name="T44">et simplement faire des opérations arithmétiques. La complexité est donc de </text:span><text:span text:style-name="T48">Θ</text:span><text:span text:style-name="T38">(</text:span><text:span text:style-name="T44">m</text:span><text:span text:style-name="T38">).</text:span></text:p>
      <text:p text:style-name="P53"><text:span text:style-name="T38"><text:tab/></text:span><text:span text:style-name="T44">Puisque n &gt; m et nlogn &gt; n, la complexité finale est de </text:span><text:span text:style-name="T48">Θ</text:span><text:span text:style-name="T38">(nlogn).</text:span></text:p>
      <text:h text:style-name="P70" text:outline-level="3"><text:soft-page-break/>Servez-vous de vos temps d'exécution pour confirmer et/ou préciser l'analyse asymptotique théorique de vos algorithmes avec la méthode hybride de votre choix.</text:h>
      <text:p text:style-name="P38"><text:tab/>La méthode peut varier d'un algorithme à l'autre. Justifiez les choix ici et mettez les graphiques dans la section précédente. <text:span text:style-name="T28">Attention, vous devrez vous poser des questions pour l’algorithme tabou.</text:span></text:p>
      <text:h text:style-name="P70" text:outline-level="3">Discutez des trois algorithmes en fonction de la qualité respective des solutions obtenues, de la consommation de ressources (temps de calcul, espace mémoire) et de la difficulté d'implantation.</text:h>
      <text:p text:style-name="P41"/>
      <text:h text:style-name="P70" text:outline-level="3">Indiquez sous quelles conditions vous utiliseriez <text:span text:style-name="T28">chaque</text:span> algorithmes.</text:h>
      <text:p text:style-name="P37"/>
      <text:h text:style-name="P63" text:outline-level="1">Autre<text:span text:style-name="T12">s</text:span> critères <text:span text:style-name="T12">de </text:span>correction</text:h>
      <text:h text:style-name="P71" text:outline-level="3">Respect de l’interface tp.sh</text:h>
      <table:table table:name="Table5" table:style-name="Table5">
        <table:table-column table:style-name="Table5.A"/>
        <table:table-column table:style-name="Table5.B"/>
        <table:table-row table:style-name="TableLine105553174168320">
          <table:table-cell table:style-name="Table5.A1" office:value-type="string">
            <text:p text:style-name="P30">0</text:p>
          </table:table-cell>
          <table:table-cell table:style-name="Table5.B1" office:value-type="string">
            <text:p text:style-name="P26"><text:s/>/ <text:span text:style-name="T7">1 pt</text:span></text:p>
          </table:table-cell>
        </table:table-row>
      </table:table>
      <text:p text:style-name="P2"/>
      <text:p text:style-name="P3">Utilisation</text:p>
      <text:p text:style-name="P2"><text:tab/>tp.sh -a [<text:span text:style-name="T19">vorace</text:span> | <text:span text:style-name="T19">progdyn</text:span> | <text:span text:style-name="T19">tabou</text:span>] -e [<text:span text:style-name="T16">path_vers_exemplaire</text:span>]</text:p>
      <text:p text:style-name="P2"/>
      <text:p text:style-name="P3">Arguments optionnels</text:p>
      <text:p text:style-name="P15"><text:span text:style-name="T7"><text:tab/></text:span>-p <text:tab/><text:span text:style-name="T19">affiche les blocs utilisés dans la construction de la tour chacun sur une ligne (hauteur, <text:tab/><text:tab/><text:tab/>largeur, profondeur) en commençant par le bas.</text:span></text:p>
      <text:p text:style-name="P2"><text:tab/>-<text:span text:style-name="T7">t<text:tab/>affiche le temps d’exécution en ms, sans unité ni texte superflu</text:span></text:p>
      <text:p text:style-name="P3"/>
      <text:p text:style-name="P8">Important: l’option -e doit accepter des fichiers avec des paths absolus. </text:p>
      <text:p text:style-name="P3"/>
      <text:h text:style-name="P72" text:outline-level="3">Qualité du code</text:h>
      <table:table table:name="Table7" table:style-name="Table7">
        <table:table-column table:style-name="Table7.A"/>
        <table:table-column table:style-name="Table7.B"/>
        <table:table-row table:style-name="TableLine105553174169088">
          <table:table-cell table:style-name="Table7.A1" office:value-type="string">
            <text:p text:style-name="P31">0</text:p>
          </table:table-cell>
          <table:table-cell table:style-name="Table7.B1" office:value-type="string">
            <text:p text:style-name="P27"><text:s/>/ <text:span text:style-name="T7">1 pt</text:span></text:p>
          </table:table-cell>
        </table:table-row>
      </table:table>
      <text:p text:style-name="P4"/>
      <text:h text:style-name="P71" text:outline-level="3">Présentation générale</text:h>
      <table:table table:name="Table6" table:style-name="Table6">
        <table:table-column table:style-name="Table6.A"/>
        <table:table-column table:style-name="Table6.B"/>
        <table:table-row table:style-name="TableLine105553174170112">
          <table:table-cell table:style-name="Table6.A1" office:value-type="string">
            <text:p text:style-name="P30">0</text:p>
          </table:table-cell>
          <table:table-cell table:style-name="Table6.B1" office:value-type="string">
            <text:p text:style-name="P26"><text:s/>/ <text:span text:style-name="T33">2 pt</text:span></text:p>
          </table:table-cell>
        </table:table-row>
      </table:table>
      <text:p text:style-name="P42"/>
      <text:list xml:id="list1909474939" text:style-name="L2">
        <text:list-item>
          <text:p text:style-name="P76">Concision</text:p>
        </text:list-item>
        <text:list-item>
          <text:p text:style-name="P77">Qualité du français</text:p>
        </text:list-item>
      </text:list>
      <text:h text:style-name="P73" text:outline-level="3">Pénalité retard</text:h>
      <table:table table:name="Table3" table:style-name="Table3">
        <table:table-column table:style-name="Table3.A"/>
        <table:table-row table:style-name="TableLine105553174171136">
          <table:table-cell table:style-name="Table3.A1" office:value-type="string">
            <text:p text:style-name="P33">0</text:p>
          </table:table-cell>
        </table:table-row>
      </table:table>
      <text:p text:style-name="P43"/>
      <text:list xml:id="list2976582799" text:style-name="L3">
        <text:list-item>
          <text:p text:style-name="P78">-<text:span text:style-name="T15">1 pt / journée de retard, arrondi vers le haut. Les TPs ne sont plus acceptés après 3 jours.</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Courier" svg:font-family="Courie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enum" style:family="paragraph" style:parent-style-name="Text_20_body">
      <style:paragraph-properties fo:margin-top="0in" fo:margin-bottom="0.1in" style: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8-01-08T17:34:00.250714301</meta:creation-date>
    <dc:date>2020-11-11T21:59:17.829341484</dc:date>
    <meta:editing-duration>PT4H46M3S</meta:editing-duration>
    <meta:editing-cycles>65</meta:editing-cycles>
    <meta:generator>LibreOffice/7.0.3.1$MacOSX_X86_64 LibreOffice_project/d7547858d014d4cf69878db179d326fc3483e082</meta:generator>
    <meta:document-statistic meta:table-count="10" meta:image-count="0" meta:object-count="0" meta:page-count="9" meta:paragraph-count="153" meta:word-count="1475" meta:character-count="8935" meta:non-whitespace-character-count="7509"/>
  </office:meta>
</office:document-meta>
</file>